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  <table:table-cell table:number-columns-repeated="3"/>
        </table:table-row>
        <table:table-row table:style-name="ro1">
          <table:table-cell office:value-type="float" office:value="0.00997264687309347" calcext:value-type="float">
            <text:p>0.0099726469</text:p>
          </table:table-cell>
          <table:table-cell office:value-type="float" office:value="0.000643837158121123" calcext:value-type="float">
            <text:p>0.0006438372</text:p>
          </table:table-cell>
          <table:table-cell office:value-type="float" office:value="0.000163323356753919" calcext:value-type="float">
            <text:p>0.0001633234</text:p>
          </table:table-cell>
          <table:table-cell table:style-name="ce1" office:value-type="float" office:value="0.0000251758023977563" calcext:value-type="float">
            <text:p>2.52E-05</text:p>
          </table:table-cell>
          <table:table-cell table:style-name="ce1" office:value-type="float" office:value="0.00000216300146451061" calcext:value-type="float">
            <text:p>2.16E-06</text:p>
          </table:table-cell>
          <table:table-cell table:style-name="ce1" office:value-type="float" office:value="0.00000000716152213079406" calcext:value-type="float">
            <text:p>7.16E-09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273531269065285" calcext:value-type="float">
            <text:p>2.73531269065285E-05</text:p>
          </table:table-cell>
          <table:table-cell table:formula="of:=([.J4]/[.I4])*100" office:value-type="float" office:value="0.273531269065285" calcext:value-type="float">
            <text:p>0.2735312691</text:p>
          </table:table-cell>
          <table:table-cell/>
          <table:table-cell table:formula="of:=[.J4]/[.H4]" office:value-type="float" office:value="0.0273531269065285" calcext:value-type="float">
            <text:p>0.0273531269</text:p>
          </table:table-cell>
          <table:table-cell table:formula="of:=([.B4]+[.D4])/([.C4]+[.E4]+[.F4])" office:value-type="float" office:value="4.04253267177876" calcext:value-type="float">
            <text:p>4.0425326718</text:p>
          </table:table-cell>
          <table:table-cell table:formula="of:=([.B4]+[.D4])/(2*[.C4]+2*[.E4]+2*[.F4])" office:value-type="float" office:value="2.02126633588938" calcext:value-type="float">
            <text:p>2.0212663359</text:p>
          </table:table-cell>
          <table:table-cell table:formula="of:=([.B4]+[.D4])/([.B4]+(2*[.C4])+[.D4]+(2*[.E4])+(2*[.F4]))" office:value-type="float" office:value="0.669012960518879" calcext:value-type="float">
            <text:p>0.6690129605</text:p>
          </table:table-cell>
          <table:table-cell table:formula="of:=[.D4]/([.B4]+[.D4])" office:value-type="float" office:value="0.0376312625965127" calcext:value-type="float">
            <text:p>0.0376312626</text:p>
          </table:table-cell>
          <table:table-cell table:formula="of:=([.E4]+(2*[.F4]))/(2*([.C4]+[.E4]+[.F4]))" office:value-type="float" office:value="0.00657827724066033" calcext:value-type="float">
            <text:p>0.0065782772</text:p>
          </table:table-cell>
          <table:table-cell table:formula="of:=([.P4]*[.Q4])+((1-[.P4])*[.R4])" office:value-type="float" office:value="0.0273531269065285" calcext:value-type="float">
            <text:p>0.0273531269</text:p>
          </table:table-cell>
          <table:table-cell table:formula="of:=[.S4]=[.M4]" office:value-type="boolean" office:boolean-value="true" calcext:value-type="boolean">
            <text:p>TRUE</text:p>
          </table:table-cell>
          <table:table-cell/>
          <table:table-cell table:formula="of:=(2*[.E4])/[.H4]" office:value-type="float" office:value="0.00432600292902122" calcext:value-type="float">
            <text:p>0.0043260029</text:p>
          </table:table-cell>
          <table:table-cell table:formula="of:=(2*[.F4])/[.H4]" office:value-type="float" office:value="0.0000143230442615881" calcext:value-type="float">
            <text:p>0.000014323</text:p>
          </table:table-cell>
        </table:table-row>
        <table:table-row table:style-name="ro1">
          <table:table-cell office:value-type="float" office:value="0.0199465463792715" calcext:value-type="float">
            <text:p>0.0199465464</text:p>
          </table:table-cell>
          <table:table-cell office:value-type="float" office:value="0.000629823950639167" calcext:value-type="float">
            <text:p>0.000629824</text:p>
          </table:table-cell>
          <table:table-cell office:value-type="float" office:value="0.000156291214266691" calcext:value-type="float">
            <text:p>0.0001562912</text:p>
          </table:table-cell>
          <table:table-cell table:style-name="ce1" office:value-type="float" office:value="0.0000492587883700668" calcext:value-type="float">
            <text:p>4.93E-05</text:p>
          </table:table-cell>
          <table:table-cell table:style-name="ce1" office:value-type="float" office:value="0.00000414000009896939" calcext:value-type="float">
            <text:p>4.14E-06</text:p>
          </table:table-cell>
          <table:table-cell table:style-name="ce1" office:value-type="float" office:value="0.0000000274161297227815" calcext:value-type="float">
            <text:p>2.74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534536207284817" calcext:value-type="float">
            <text:p>5.34536207284817E-05</text:p>
          </table:table-cell>
          <table:table-cell table:formula="of:=([.J5]/[.I5])*100" office:value-type="float" office:value="0.267268103642409" calcext:value-type="float">
            <text:p>0.2672681036</text:p>
          </table:table-cell>
          <table:table-cell/>
          <table:table-cell table:formula="of:=[.J5]/[.H5]" office:value-type="float" office:value="0.0534536207284817" calcext:value-type="float">
            <text:p>0.0534536207</text:p>
          </table:table-cell>
          <table:table-cell table:formula="of:=([.B5]+[.D5])/([.C5]+[.E5]+[.F5])" office:value-type="float" office:value="4.23213595250505" calcext:value-type="float">
            <text:p>4.2321359525</text:p>
          </table:table-cell>
          <table:table-cell table:formula="of:=([.B5]+[.D5])/(2*[.C5]+2*[.E5]+2*[.F5])" office:value-type="float" office:value="2.11606797625252" calcext:value-type="float">
            <text:p>2.1160679763</text:p>
          </table:table-cell>
          <table:table-cell table:formula="of:=([.B5]+[.D5])/([.B5]+(2*[.C5])+[.D5]+(2*[.E5])+(2*[.F5]))" office:value-type="float" office:value="0.679082739009234" calcext:value-type="float">
            <text:p>0.679082739</text:p>
          </table:table-cell>
          <table:table-cell table:formula="of:=[.D5]/([.B5]+[.D5])" office:value-type="float" office:value="0.0725372411054568" calcext:value-type="float">
            <text:p>0.0725372411</text:p>
          </table:table-cell>
          <table:table-cell table:formula="of:=([.E5]+(2*[.F5]))/(2*([.C5]+[.E5]+[.F5]))" office:value-type="float" office:value="0.0130713827778047" calcext:value-type="float">
            <text:p>0.0130713828</text:p>
          </table:table-cell>
          <table:table-cell table:formula="of:=([.P5]*[.Q5])+((1-[.P5])*[.R5])" office:value-type="float" office:value="0.0534536207284817" calcext:value-type="float">
            <text:p>0.0534536207</text:p>
          </table:table-cell>
          <table:table-cell table:formula="of:=[.S5]=[.M5]" office:value-type="boolean" office:boolean-value="true" calcext:value-type="boolean">
            <text:p>TRUE</text:p>
          </table:table-cell>
          <table:table-cell/>
          <table:table-cell table:formula="of:=(2*[.E5])/[.H5]" office:value-type="float" office:value="0.00828000019793878" calcext:value-type="float">
            <text:p>0.0082800002</text:p>
          </table:table-cell>
          <table:table-cell table:formula="of:=(2*[.F5])/[.H5]" office:value-type="float" office:value="0.000054832259445563" calcext:value-type="float">
            <text:p>5.4832259445563E-05</text:p>
          </table:table-cell>
        </table:table-row>
        <table:table-row table:style-name="ro1">
          <table:table-cell office:value-type="float" office:value="0.0299216241865749" calcext:value-type="float">
            <text:p>0.0299216242</text:p>
          </table:table-cell>
          <table:table-cell office:value-type="float" office:value="0.000616337681973637" calcext:value-type="float">
            <text:p>0.0006163377</text:p>
          </table:table-cell>
          <table:table-cell office:value-type="float" office:value="0.000149669622458925" calcext:value-type="float">
            <text:p>0.0001496696</text:p>
          </table:table-cell>
          <table:table-cell table:style-name="ce1" office:value-type="float" office:value="0.0000723103938332885" calcext:value-type="float">
            <text:p>7.23E-05</text:p>
          </table:table-cell>
          <table:table-cell table:style-name="ce1" office:value-type="float" office:value="0.00000594725968344142" calcext:value-type="float">
            <text:p>5.95E-06</text:p>
          </table:table-cell>
          <table:table-cell table:style-name="ce1" office:value-type="float" office:value="0.0000000590799541703837" calcext:value-type="float">
            <text:p>5.91E-08</text:p>
          </table:table-cell>
          <table:table-cell/>
          <table:table-cell table:formula="of:=[.B6]+(2*[.C6])+[.D6]+(2*[.E6])+(2*[.F6])" office:value-type="float" office:value="0.000999999999999999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783758134250707" calcext:value-type="float">
            <text:p>7.83758134250707E-05</text:p>
          </table:table-cell>
          <table:table-cell table:formula="of:=([.J6]/[.I6])*100" office:value-type="float" office:value="0.261252711416903" calcext:value-type="float">
            <text:p>0.2612527114</text:p>
          </table:table-cell>
          <table:table-cell/>
          <table:table-cell table:formula="of:=[.J6]/[.H6]" office:value-type="float" office:value="0.0783758134250707" calcext:value-type="float">
            <text:p>0.0783758134</text:p>
          </table:table-cell>
          <table:table-cell table:formula="of:=([.B6]+[.D6])/([.C6]+[.E6]+[.F6])" office:value-type="float" office:value="4.42359929261195" calcext:value-type="float">
            <text:p>4.4235992926</text:p>
          </table:table-cell>
          <table:table-cell table:formula="of:=([.B6]+[.D6])/(2*[.C6]+2*[.E6]+2*[.F6])" office:value-type="float" office:value="2.21179964630598" calcext:value-type="float">
            <text:p>2.2117996463</text:p>
          </table:table-cell>
          <table:table-cell table:formula="of:=([.B6]+[.D6])/([.B6]+(2*[.C6])+[.D6]+(2*[.E6])+(2*[.F6]))" office:value-type="float" office:value="0.688648075806926" calcext:value-type="float">
            <text:p>0.6886480758</text:p>
          </table:table-cell>
          <table:table-cell table:formula="of:=[.D6]/([.B6]+[.D6])" office:value-type="float" office:value="0.105003406491129" calcext:value-type="float">
            <text:p>0.1050034065</text:p>
          </table:table-cell>
          <table:table-cell table:formula="of:=([.E6]+(2*[.F6]))/(2*([.C6]+[.E6]+[.F6]))" office:value-type="float" office:value="0.0194809124995834" calcext:value-type="float">
            <text:p>0.0194809125</text:p>
          </table:table-cell>
          <table:table-cell table:formula="of:=([.P6]*[.Q6])+((1-[.P6])*[.R6])" office:value-type="float" office:value="0.0783758134250707" calcext:value-type="float">
            <text:p>0.0783758134</text:p>
          </table:table-cell>
          <table:table-cell table:formula="of:=[.S6]=[.M6]" office:value-type="boolean" office:boolean-value="true" calcext:value-type="boolean">
            <text:p>TRUE</text:p>
          </table:table-cell>
          <table:table-cell/>
          <table:table-cell table:formula="of:=(2*[.E6])/[.H6]" office:value-type="float" office:value="0.0118945193668829" calcext:value-type="float">
            <text:p>0.0118945194</text:p>
          </table:table-cell>
          <table:table-cell table:formula="of:=(2*[.F6])/[.H6]" office:value-type="float" office:value="0.000118159908340768" calcext:value-type="float">
            <text:p>0.0001181599</text:p>
          </table:table-cell>
        </table:table-row>
        <table:table-row table:style-name="ro1">
          <table:table-cell office:value-type="float" office:value="0.0498750426718187" calcext:value-type="float">
            <text:p>0.0498750427</text:p>
          </table:table-cell>
          <table:table-cell office:value-type="float" office:value="0.000590844215902885" calcext:value-type="float">
            <text:p>0.0005908442</text:p>
          </table:table-cell>
          <table:table-cell office:value-type="float" office:value="0.00013754417366156" calcext:value-type="float">
            <text:p>0.0001375442</text:p>
          </table:table-cell>
          <table:table-cell table:style-name="ce1" office:value-type="float" office:value="0.000115545519864251" calcext:value-type="float">
            <text:p>1.16E-04</text:p>
          </table:table-cell>
          <table:table-cell table:style-name="ce1" office:value-type="float" office:value="0.00000911010859267708" calcext:value-type="float">
            <text:p>9.11E-06</text:p>
          </table:table-cell>
          <table:table-cell table:style-name="ce1" office:value-type="float" office:value="0.000000150849862195151" calcext:value-type="float">
            <text:p>1.51E-07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124957328181318" calcext:value-type="float">
            <text:p>0.0001249573</text:p>
          </table:table-cell>
          <table:table-cell table:formula="of:=([.J7]/[.I7])*100" office:value-type="float" office:value="0.249914656362637" calcext:value-type="float">
            <text:p>0.2499146564</text:p>
          </table:table-cell>
          <table:table-cell/>
          <table:table-cell table:formula="of:=[.J7]/[.H7]" office:value-type="float" office:value="0.124957328181318" calcext:value-type="float">
            <text:p>0.1249573282</text:p>
          </table:table-cell>
          <table:table-cell table:formula="of:=([.B7]+[.D7])/([.C7]+[.E7]+[.F7])" office:value-type="float" office:value="4.81175096254055" calcext:value-type="float">
            <text:p>4.8117509625</text:p>
          </table:table-cell>
          <table:table-cell table:formula="of:=([.B7]+[.D7])/(2*[.C7]+2*[.E7]+2*[.F7])" office:value-type="float" office:value="2.40587548127028" calcext:value-type="float">
            <text:p>2.4058754813</text:p>
          </table:table-cell>
          <table:table-cell table:formula="of:=([.B7]+[.D7])/([.B7]+(2*[.C7])+[.D7]+(2*[.E7])+(2*[.F7]))" office:value-type="float" office:value="0.706389735767136" calcext:value-type="float">
            <text:p>0.7063897358</text:p>
          </table:table-cell>
          <table:table-cell table:formula="of:=[.D7]/([.B7]+[.D7])" office:value-type="float" office:value="0.163571912237328" calcext:value-type="float">
            <text:p>0.1635719122</text:p>
          </table:table-cell>
          <table:table-cell table:formula="of:=([.E7]+(2*[.F7]))/(2*([.C7]+[.E7]+[.F7]))" office:value-type="float" office:value="0.0320554471815154" calcext:value-type="float">
            <text:p>0.0320554472</text:p>
          </table:table-cell>
          <table:table-cell table:formula="of:=([.P7]*[.Q7])+((1-[.P7])*[.R7])" office:value-type="float" office:value="0.124957328181318" calcext:value-type="float">
            <text:p>0.1249573282</text:p>
          </table:table-cell>
          <table:table-cell table:formula="of:=[.S7]=[.M7]" office:value-type="boolean" office:boolean-value="true" calcext:value-type="boolean">
            <text:p>TRUE</text:p>
          </table:table-cell>
          <table:table-cell/>
          <table:table-cell table:formula="of:=(2*[.E7])/[.H7]" office:value-type="float" office:value="0.0182202171853541" calcext:value-type="float">
            <text:p>0.0182202172</text:p>
          </table:table-cell>
          <table:table-cell table:formula="of:=(2*[.F7])/[.H7]" office:value-type="float" office:value="0.000301699724390302" calcext:value-type="float">
            <text:p>0.0003016997</text:p>
          </table:table-cell>
        </table:table-row>
        <table:table-row table:style-name="ro1">
          <table:table-cell office:value-type="float" office:value="0.079812424850114" calcext:value-type="float">
            <text:p>0.0798124249</text:p>
          </table:table-cell>
          <table:table-cell office:value-type="float" office:value="0.00055595632844382" calcext:value-type="float">
            <text:p>0.0005559563</text:p>
          </table:table-cell>
          <table:table-cell office:value-type="float" office:value="0.000121780451019872" calcext:value-type="float">
            <text:p>0.0001217805</text:p>
          </table:table-cell>
          <table:table-cell office:value-type="float" office:value="0.000173983485143445" calcext:value-type="float">
            <text:p>0.0001739835</text:p>
          </table:table-cell>
          <table:table-cell office:value-type="float" office:value="0.0000129076196304741" calcext:value-type="float">
            <text:p>1.29076196304741E-05</text:p>
          </table:table-cell>
          <table:table-cell table:style-name="ce1" office:value-type="float" office:value="0.000000342022556021355" calcext:value-type="float">
            <text:p>3.42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187575149885962" calcext:value-type="float">
            <text:p>0.0001875751</text:p>
          </table:table-cell>
          <table:table-cell table:formula="of:=([.J8]/[.I8])*100" office:value-type="float" office:value="0.234468937357452" calcext:value-type="float">
            <text:p>0.2344689374</text:p>
          </table:table-cell>
          <table:table-cell/>
          <table:table-cell table:formula="of:=[.J8]/[.H8]" office:value-type="float" office:value="0.187575149885962" calcext:value-type="float">
            <text:p>0.1875751499</text:p>
          </table:table-cell>
          <table:table-cell table:formula="of:=([.B8]+[.D8])/([.C8]+[.E8]+[.F8])" office:value-type="float" office:value="5.40575657066083" calcext:value-type="float">
            <text:p>5.4057565707</text:p>
          </table:table-cell>
          <table:table-cell table:formula="of:=([.B8]+[.D8])/(2*[.C8]+2*[.E8]+2*[.F8])" office:value-type="float" office:value="2.70287828533041" calcext:value-type="float">
            <text:p>2.7028782853</text:p>
          </table:table-cell>
          <table:table-cell table:formula="of:=([.B8]+[.D8])/([.B8]+(2*[.C8])+[.D8]+(2*[.E8])+(2*[.F8]))" office:value-type="float" office:value="0.729939813587265" calcext:value-type="float">
            <text:p>0.7299398136</text:p>
          </table:table-cell>
          <table:table-cell table:formula="of:=[.D8]/([.B8]+[.D8])" office:value-type="float" office:value="0.238353192831624" calcext:value-type="float">
            <text:p>0.2383531928</text:p>
          </table:table-cell>
          <table:table-cell table:formula="of:=([.E8]+(2*[.F8]))/(2*([.C8]+[.E8]+[.F8]))" office:value-type="float" office:value="0.0503282802365565" calcext:value-type="float">
            <text:p>0.0503282802</text:p>
          </table:table-cell>
          <table:table-cell table:formula="of:=([.P8]*[.Q8])+((1-[.P8])*[.R8])" office:value-type="float" office:value="0.187575149885962" calcext:value-type="float">
            <text:p>0.1875751499</text:p>
          </table:table-cell>
          <table:table-cell table:formula="of:=[.S8]=[.M8]" office:value-type="boolean" office:boolean-value="true" calcext:value-type="boolean">
            <text:p>TRUE</text:p>
          </table:table-cell>
          <table:table-cell/>
          <table:table-cell table:formula="of:=(2*[.E8])/[.H8]" office:value-type="float" office:value="0.0258152392609482" calcext:value-type="float">
            <text:p>0.0258152393</text:p>
          </table:table-cell>
          <table:table-cell table:formula="of:=(2*[.F8])/[.H8]" office:value-type="float" office:value="0.00068404511204271" calcext:value-type="float">
            <text:p>0.0006840451</text:p>
          </table:table-cell>
        </table:table-row>
        <table:table-row table:style-name="ro1">
          <table:table-cell office:value-type="float" office:value="0.0997749046760629" calcext:value-type="float">
            <text:p>0.0997749047</text:p>
          </table:table-cell>
          <table:table-cell office:value-type="float" office:value="0.000534692894009926" calcext:value-type="float">
            <text:p>0.0005346929</text:p>
          </table:table-cell>
          <table:table-cell office:value-type="float" office:value="0.000112643217416455" calcext:value-type="float">
            <text:p>0.0001126432</text:p>
          </table:table-cell>
          <table:table-cell office:value-type="float" office:value="0.0002091811644533" calcext:value-type="float">
            <text:p>0.0002091812</text:p>
          </table:table-cell>
          <table:table-cell office:value-type="float" office:value="0.0000149253472200151" calcext:value-type="float">
            <text:p>1.49253472200151E-05</text:p>
          </table:table-cell>
          <table:table-cell table:style-name="ce1" office:value-type="float" office:value="0.000000494406131916536" calcext:value-type="float">
            <text:p>4.94E-07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225095323937148" calcext:value-type="float">
            <text:p>0.0002250953</text:p>
          </table:table-cell>
          <table:table-cell table:formula="of:=([.J9]/[.I9])*100" office:value-type="float" office:value="0.225095323937148" calcext:value-type="float">
            <text:p>0.2250953239</text:p>
          </table:table-cell>
          <table:table-cell/>
          <table:table-cell table:formula="of:=[.J9]/[.H9]" office:value-type="float" office:value="0.225095323937148" calcext:value-type="float">
            <text:p>0.2250953239</text:p>
          </table:table-cell>
          <table:table-cell table:formula="of:=([.B9]+[.D9])/([.C9]+[.E9]+[.F9])" office:value-type="float" office:value="5.8086584591934" calcext:value-type="float">
            <text:p>5.8086584592</text:p>
          </table:table-cell>
          <table:table-cell table:formula="of:=([.B9]+[.D9])/(2*[.C9]+2*[.E9]+2*[.F9])" office:value-type="float" office:value="2.9043292295967" calcext:value-type="float">
            <text:p>2.9043292296</text:p>
          </table:table-cell>
          <table:table-cell table:formula="of:=([.B9]+[.D9])/([.B9]+(2*[.C9])+[.D9]+(2*[.E9])+(2*[.F9]))" office:value-type="float" office:value="0.743874058463226" calcext:value-type="float">
            <text:p>0.7438740585</text:p>
          </table:table-cell>
          <table:table-cell table:formula="of:=[.D9]/([.B9]+[.D9])" office:value-type="float" office:value="0.281205080447957" calcext:value-type="float">
            <text:p>0.2812050804</text:p>
          </table:table-cell>
          <table:table-cell table:formula="of:=([.E9]+(2*[.F9]))/(2*([.C9]+[.E9]+[.F9]))" office:value-type="float" office:value="0.062134118037252" calcext:value-type="float">
            <text:p>0.062134118</text:p>
          </table:table-cell>
          <table:table-cell table:formula="of:=([.P9]*[.Q9])+((1-[.P9])*[.R9])" office:value-type="float" office:value="0.225095323937148" calcext:value-type="float">
            <text:p>0.2250953239</text:p>
          </table:table-cell>
          <table:table-cell table:formula="of:=[.S9]=[.M9]" office:value-type="boolean" office:boolean-value="true" calcext:value-type="boolean">
            <text:p>TRUE</text:p>
          </table:table-cell>
          <table:table-cell/>
          <table:table-cell table:formula="of:=(2*[.E9])/[.H9]" office:value-type="float" office:value="0.0298506944400302" calcext:value-type="float">
            <text:p>0.0298506944</text:p>
          </table:table-cell>
          <table:table-cell table:formula="of:=(2*[.F9])/[.H9]" office:value-type="float" office:value="0.000988812263833072" calcext:value-type="float">
            <text:p>0.0009888123</text:p>
          </table:table-cell>
        </table:table-row>
        <table:table-row table:style-name="ro1">
          <table:table-cell office:value-type="float" office:value="0.199626097180704" calcext:value-type="float">
            <text:p>0.1996260972</text:p>
          </table:table-cell>
          <table:table-cell office:value-type="float" office:value="0.00044743236039092" calcext:value-type="float">
            <text:p>0.0004474324</text:p>
          </table:table-cell>
          <table:table-cell office:value-type="float" office:value="0.0000788771125472461" calcext:value-type="float">
            <text:p>7.88771125472461E-05</text:p>
          </table:table-cell>
          <table:table-cell office:value-type="float" office:value="0.000350220488536041" calcext:value-type="float">
            <text:p>0.0003502205</text:p>
          </table:table-cell>
          <table:table-cell office:value-type="float" office:value="0.0000209105952188682" calcext:value-type="float">
            <text:p>2.09105952188682E-05</text:p>
          </table:table-cell>
          <table:table-cell table:style-name="ce1" office:value-type="float" office:value="0.00000138586777040503" calcext:value-type="float">
            <text:p>1.39E-06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373902819295719" calcext:value-type="float">
            <text:p>0.0003739028</text:p>
          </table:table-cell>
          <table:table-cell table:formula="of:=([.J10]/[.I10])*100" office:value-type="float" office:value="0.18695140964786" calcext:value-type="float">
            <text:p>0.1869514096</text:p>
          </table:table-cell>
          <table:table-cell/>
          <table:table-cell table:formula="of:=[.J10]/[.H10]" office:value-type="float" office:value="0.373902819295719" calcext:value-type="float">
            <text:p>0.3739028193</text:p>
          </table:table-cell>
          <table:table-cell table:formula="of:=([.B10]+[.D10])/([.C10]+[.E10]+[.F10])" office:value-type="float" office:value="7.88400374996179" calcext:value-type="float">
            <text:p>7.88400375</text:p>
          </table:table-cell>
          <table:table-cell table:formula="of:=([.B10]+[.D10])/(2*[.C10]+2*[.E10]+2*[.F10])" office:value-type="float" office:value="3.9420018749809" calcext:value-type="float">
            <text:p>3.942001875</text:p>
          </table:table-cell>
          <table:table-cell table:formula="of:=([.B10]+[.D10])/([.B10]+(2*[.C10])+[.D10]+(2*[.E10])+(2*[.F10]))" office:value-type="float" office:value="0.797652848926961" calcext:value-type="float">
            <text:p>0.7976528489</text:p>
          </table:table-cell>
          <table:table-cell table:formula="of:=[.D10]/([.B10]+[.D10])" office:value-type="float" office:value="0.439063796997871" calcext:value-type="float">
            <text:p>0.439063797</text:p>
          </table:table-cell>
          <table:table-cell table:formula="of:=([.E10]+(2*[.F10]))/(2*([.C10]+[.E10]+[.F10]))" office:value-type="float" office:value="0.117038123018248" calcext:value-type="float">
            <text:p>0.117038123</text:p>
          </table:table-cell>
          <table:table-cell table:formula="of:=([.P10]*[.Q10])+((1-[.P10])*[.R10])" office:value-type="float" office:value="0.373902819295719" calcext:value-type="float">
            <text:p>0.3739028193</text:p>
          </table:table-cell>
          <table:table-cell table:formula="of:=[.S10]=[.M10]" office:value-type="boolean" office:boolean-value="true" calcext:value-type="boolean">
            <text:p>TRUE</text:p>
          </table:table-cell>
          <table:table-cell/>
          <table:table-cell table:formula="of:=(2*[.E10])/[.H10]" office:value-type="float" office:value="0.0418211904377364" calcext:value-type="float">
            <text:p>0.0418211904</text:p>
          </table:table-cell>
          <table:table-cell table:formula="of:=(2*[.F10])/[.H10]" office:value-type="float" office:value="0.00277173554081006" calcext:value-type="float">
            <text:p>0.0027717355</text:p>
          </table:table-cell>
        </table:table-row>
        <table:table-row table:style-name="ro1">
          <table:table-cell office:value-type="float" office:value="0.299522176959196" calcext:value-type="float">
            <text:p>0.299522177</text:p>
          </table:table-cell>
          <table:table-cell office:value-type="float" office:value="0.000383346284054777" calcext:value-type="float">
            <text:p>0.0003833463</text:p>
          </table:table-cell>
          <table:table-cell office:value-type="float" office:value="0.0000579000231584506" calcext:value-type="float">
            <text:p>0.0000579</text:p>
          </table:table-cell>
          <table:table-cell office:value-type="float" office:value="0.000450212017748406" calcext:value-type="float">
            <text:p>0.000450212</text:p>
          </table:table-cell>
          <table:table-cell office:value-type="float" office:value="0.0000230306288246365" calcext:value-type="float">
            <text:p>2.30306288246365E-05</text:p>
          </table:table-cell>
          <table:table-cell table:style-name="ce1" office:value-type="float" office:value="0.00000229019711532172" calcext:value-type="float">
            <text:p>2.29E-06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477823040803686" calcext:value-type="float">
            <text:p>0.000477823</text:p>
          </table:table-cell>
          <table:table-cell table:formula="of:=([.J11]/[.I11])*100" office:value-type="float" office:value="0.159274346934562" calcext:value-type="float">
            <text:p>0.1592743469</text:p>
          </table:table-cell>
          <table:table-cell/>
          <table:table-cell table:formula="of:=[.J11]/[.H11]" office:value-type="float" office:value="0.477823040803686" calcext:value-type="float">
            <text:p>0.4778230408</text:p>
          </table:table-cell>
          <table:table-cell table:formula="of:=([.B11]+[.D11])/([.C11]+[.E11]+[.F11])" office:value-type="float" office:value="10.0162196232521" calcext:value-type="float">
            <text:p>10.0162196233</text:p>
          </table:table-cell>
          <table:table-cell table:formula="of:=([.B11]+[.D11])/(2*[.C11]+2*[.E11]+2*[.F11])" office:value-type="float" office:value="5.00810981162604" calcext:value-type="float">
            <text:p>5.0081098116</text:p>
          </table:table-cell>
          <table:table-cell table:formula="of:=([.B11]+[.D11])/([.B11]+(2*[.C11])+[.D11]+(2*[.E11])+(2*[.F11]))" office:value-type="float" office:value="0.833558301803182" calcext:value-type="float">
            <text:p>0.8335583018</text:p>
          </table:table-cell>
          <table:table-cell table:formula="of:=[.D11]/([.B11]+[.D11])" office:value-type="float" office:value="0.540108612408384" calcext:value-type="float">
            <text:p>0.5401086124</text:p>
          </table:table-cell>
          <table:table-cell table:formula="of:=([.E11]+(2*[.F11]))/(2*([.C11]+[.E11]+[.F11]))" office:value-type="float" office:value="0.16589005852746" calcext:value-type="float">
            <text:p>0.1658900585</text:p>
          </table:table-cell>
          <table:table-cell table:formula="of:=([.P11]*[.Q11])+((1-[.P11])*[.R11])" office:value-type="float" office:value="0.477823040803686" calcext:value-type="float">
            <text:p>0.4778230408</text:p>
          </table:table-cell>
          <table:table-cell table:formula="of:=[.S11]=[.M11]" office:value-type="boolean" office:boolean-value="true" calcext:value-type="boolean">
            <text:p>TRUE</text:p>
          </table:table-cell>
          <table:table-cell/>
          <table:table-cell table:formula="of:=(2*[.E11])/[.H11]" office:value-type="float" office:value="0.046061257649273" calcext:value-type="float">
            <text:p>0.0460612576</text:p>
          </table:table-cell>
          <table:table-cell table:formula="of:=(2*[.F11])/[.H11]" office:value-type="float" office:value="0.00458039423064344" calcext:value-type="float">
            <text:p>0.0045803942</text:p>
          </table:table-cell>
        </table:table-row>
        <table:table-row table:style-name="ro1">
          <table:table-cell office:value-type="float" office:value="0.499388783738855" calcext:value-type="float">
            <text:p>0.4993887837</text:p>
          </table:table-cell>
          <table:table-cell office:value-type="float" office:value="0.000296523269858284" calcext:value-type="float">
            <text:p>0.0002965233</text:p>
          </table:table-cell>
          <table:table-cell office:value-type="float" office:value="0.0000346428635295748" calcext:value-type="float">
            <text:p>3.46428635295748E-05</text:p>
          </table:table-cell>
          <table:table-cell office:value-type="float" office:value="0.000580623229127488" calcext:value-type="float">
            <text:p>0.0005806232</text:p>
          </table:table-cell>
          <table:table-cell office:value-type="float" office:value="0.0000229747419377766" calcext:value-type="float">
            <text:p>2.29747419377766E-05</text:p>
          </table:table-cell>
          <table:table-cell table:style-name="ce1" office:value-type="float" office:value="0.00000380914503976274" calcext:value-type="float">
            <text:p>3.81E-06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61121626114479" calcext:value-type="float">
            <text:p>0.0006112163</text:p>
          </table:table-cell>
          <table:table-cell table:formula="of:=([.J12]/[.I12])*100" office:value-type="float" office:value="0.122243252228958" calcext:value-type="float">
            <text:p>0.1222432522</text:p>
          </table:table-cell>
          <table:table-cell/>
          <table:table-cell table:formula="of:=[.J12]/[.H12]" office:value-type="float" office:value="0.61121626114479" calcext:value-type="float">
            <text:p>0.6112162611</text:p>
          </table:table-cell>
          <table:table-cell table:formula="of:=([.B12]+[.D12])/([.C12]+[.E12]+[.F12])" office:value-type="float" office:value="14.2795523407051" calcext:value-type="float">
            <text:p>14.2795523407</text:p>
          </table:table-cell>
          <table:table-cell table:formula="of:=([.B12]+[.D12])/(2*[.C12]+2*[.E12]+2*[.F12])" office:value-type="float" office:value="7.13977617035257" calcext:value-type="float">
            <text:p>7.1397761704</text:p>
          </table:table-cell>
          <table:table-cell table:formula="of:=([.B12]+[.D12])/([.B12]+(2*[.C12])+[.D12]+(2*[.E12])+(2*[.F12]))" office:value-type="float" office:value="0.877146498985772" calcext:value-type="float">
            <text:p>0.877146499</text:p>
          </table:table-cell>
          <table:table-cell table:formula="of:=[.D12]/([.B12]+[.D12])" office:value-type="float" office:value="0.661945558465834" calcext:value-type="float">
            <text:p>0.6619455585</text:p>
          </table:table-cell>
          <table:table-cell table:formula="of:=([.E12]+(2*[.F12]))/(2*([.C12]+[.E12]+[.F12]))" office:value-type="float" office:value="0.249020432993268" calcext:value-type="float">
            <text:p>0.249020433</text:p>
          </table:table-cell>
          <table:table-cell table:formula="of:=([.P12]*[.Q12])+((1-[.P12])*[.R12])" office:value-type="float" office:value="0.61121626114479" calcext:value-type="float">
            <text:p>0.6112162611</text:p>
          </table:table-cell>
          <table:table-cell table:formula="of:=[.S12]=[.M12]" office:value-type="boolean" office:boolean-value="true" calcext:value-type="boolean">
            <text:p>TRUE</text:p>
          </table:table-cell>
          <table:table-cell/>
          <table:table-cell table:formula="of:=(2*[.E12])/[.H12]" office:value-type="float" office:value="0.0459494838755532" calcext:value-type="float">
            <text:p>0.0459494839</text:p>
          </table:table-cell>
          <table:table-cell table:formula="of:=(2*[.F12])/[.H12]" office:value-type="float" office:value="0.00761829007952548" calcext:value-type="float">
            <text:p>0.0076182901</text:p>
          </table:table-cell>
        </table:table-row>
        <table:table-row table:style-name="ro1">
          <table:table-cell office:value-type="float" office:value="0.799278740094458" calcext:value-type="float">
            <text:p>0.7992787401</text:p>
          </table:table-cell>
          <table:table-cell office:value-type="float" office:value="0.000220234887924217" calcext:value-type="float">
            <text:p>0.0002202349</text:p>
          </table:table-cell>
          <table:table-cell office:value-type="float" office:value="0.0000191103419061175" calcext:value-type="float">
            <text:p>1.91103419061175E-05</text:p>
          </table:table-cell>
          <table:table-cell office:value-type="float" office:value="0.000690209958943842" calcext:value-type="float">
            <text:p>0.00069021</text:p>
          </table:table-cell>
          <table:table-cell office:value-type="float" office:value="0.0000202845227219889" calcext:value-type="float">
            <text:p>2.02845227219889E-05</text:p>
          </table:table-cell>
          <table:table-cell table:style-name="ce1" office:value-type="float" office:value="0.000005382711937864" calcext:value-type="float">
            <text:p>5.38E-06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721259905541559" calcext:value-type="float">
            <text:p>0.0007212599</text:p>
          </table:table-cell>
          <table:table-cell table:formula="of:=([.J13]/[.I13])*100" office:value-type="float" office:value="0.0901574881926949" calcext:value-type="float">
            <text:p>0.0901574882</text:p>
          </table:table-cell>
          <table:table-cell/>
          <table:table-cell table:formula="of:=[.J13]/[.H13]" office:value-type="float" office:value="0.721259905541559" calcext:value-type="float">
            <text:p>0.7212599055</text:p>
          </table:table-cell>
          <table:table-cell table:formula="of:=([.B13]+[.D13])/([.C13]+[.E13]+[.F13])" office:value-type="float" office:value="20.3326065564694" calcext:value-type="float">
            <text:p>20.3326065565</text:p>
          </table:table-cell>
          <table:table-cell table:formula="of:=([.B13]+[.D13])/(2*[.C13]+2*[.E13]+2*[.F13])" office:value-type="float" office:value="10.1663032782347" calcext:value-type="float">
            <text:p>10.1663032782</text:p>
          </table:table-cell>
          <table:table-cell table:formula="of:=([.B13]+[.D13])/([.B13]+(2*[.C13])+[.D13]+(2*[.E13])+(2*[.F13]))" office:value-type="float" office:value="0.910444846868059" calcext:value-type="float">
            <text:p>0.9104448469</text:p>
          </table:table-cell>
          <table:table-cell table:formula="of:=[.D13]/([.B13]+[.D13])" office:value-type="float" office:value="0.758101889771986" calcext:value-type="float">
            <text:p>0.7581018898</text:p>
          </table:table-cell>
          <table:table-cell table:formula="of:=([.E13]+(2*[.F13]))/(2*([.C13]+[.E13]+[.F13]))" office:value-type="float" office:value="0.346713120483098" calcext:value-type="float">
            <text:p>0.3467131205</text:p>
          </table:table-cell>
          <table:table-cell table:formula="of:=([.P13]*[.Q13])+((1-[.P13])*[.R13])" office:value-type="float" office:value="0.721259905541559" calcext:value-type="float">
            <text:p>0.7212599055</text:p>
          </table:table-cell>
          <table:table-cell table:formula="of:=[.S13]=[.M13]" office:value-type="boolean" office:boolean-value="true" calcext:value-type="boolean">
            <text:p>TRUE</text:p>
          </table:table-cell>
          <table:table-cell/>
          <table:table-cell table:formula="of:=(2*[.E13])/[.H13]" office:value-type="float" office:value="0.0405690454439778" calcext:value-type="float">
            <text:p>0.0405690454</text:p>
          </table:table-cell>
          <table:table-cell table:formula="of:=(2*[.F13])/[.H13]" office:value-type="float" office:value="0.010765423875728" calcext:value-type="float">
            <text:p>0.0107654239</text:p>
          </table:table-cell>
        </table:table-row>
        <table:table-row table:style-name="ro1">
          <table:table-cell office:value-type="float" office:value="0.999233900042361" calcext:value-type="float">
            <text:p>0.9992339</text:p>
          </table:table-cell>
          <table:table-cell office:value-type="float" office:value="0.000187711909312884" calcext:value-type="float">
            <text:p>0.0001877119</text:p>
          </table:table-cell>
          <table:table-cell office:value-type="float" office:value="0.0000138828897935491" calcext:value-type="float">
            <text:p>1.38828897935491E-05</text:p>
          </table:table-cell>
          <table:table-cell office:value-type="float" office:value="0.000735454532753507" calcext:value-type="float">
            <text:p>0.0007354545</text:p>
          </table:table-cell>
          <table:table-cell office:value-type="float" office:value="0.0000184223534610899" calcext:value-type="float">
            <text:p>1.84223534610899E-05</text:p>
          </table:table-cell>
          <table:table-cell table:style-name="ce1" office:value-type="float" office:value="0.00000611153571216549" calcext:value-type="float">
            <text:p>6.11E-06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766099957638928" calcext:value-type="float">
            <text:p>0.0007661</text:p>
          </table:table-cell>
          <table:table-cell table:formula="of:=([.J14]/[.I14])*100" office:value-type="float" office:value="0.0766099957638928" calcext:value-type="float">
            <text:p>0.0766099958</text:p>
          </table:table-cell>
          <table:table-cell/>
          <table:table-cell table:formula="of:=[.J14]/[.H14]" office:value-type="float" office:value="0.766099957638928" calcext:value-type="float">
            <text:p>0.7660999576</text:p>
          </table:table-cell>
          <table:table-cell table:formula="of:=([.B14]+[.D14])/([.C14]+[.E14]+[.F14])" office:value-type="float" office:value="24.0302926714415" calcext:value-type="float">
            <text:p>24.0302926714</text:p>
          </table:table-cell>
          <table:table-cell table:formula="of:=([.B14]+[.D14])/(2*[.C14]+2*[.E14]+2*[.F14])" office:value-type="float" office:value="12.0151463357208" calcext:value-type="float">
            <text:p>12.0151463357</text:p>
          </table:table-cell>
          <table:table-cell table:formula="of:=([.B14]+[.D14])/([.B14]+(2*[.C14])+[.D14]+(2*[.E14])+(2*[.F14]))" office:value-type="float" office:value="0.923166442066391" calcext:value-type="float">
            <text:p>0.9231664421</text:p>
          </table:table-cell>
          <table:table-cell table:formula="of:=[.D14]/([.B14]+[.D14])" office:value-type="float" office:value="0.796665150768788" calcext:value-type="float">
            <text:p>0.7966651508</text:p>
          </table:table-cell>
          <table:table-cell table:formula="of:=([.E14]+(2*[.F14]))/(2*([.C14]+[.E14]+[.F14]))" office:value-type="float" office:value="0.398854689404091" calcext:value-type="float">
            <text:p>0.3988546894</text:p>
          </table:table-cell>
          <table:table-cell table:formula="of:=([.P14]*[.Q14])+((1-[.P14])*[.R14])" office:value-type="float" office:value="0.766099957638928" calcext:value-type="float">
            <text:p>0.7660999576</text:p>
          </table:table-cell>
          <table:table-cell table:formula="of:=[.S14]=[.M14]" office:value-type="boolean" office:boolean-value="true" calcext:value-type="boolean">
            <text:p>TRUE</text:p>
          </table:table-cell>
          <table:table-cell/>
          <table:table-cell table:formula="of:=(2*[.E14])/[.H14]" office:value-type="float" office:value="0.0368447069221798" calcext:value-type="float">
            <text:p>0.0368447069</text:p>
          </table:table-cell>
          <table:table-cell table:formula="of:=(2*[.F14])/[.H14]" office:value-type="float" office:value="0.012223071424331" calcext:value-type="float">
            <text:p>0.0122230714</text:p>
          </table:table-cell>
        </table:table-row>
        <table:table-row table:style-name="ro1">
          <table:table-cell office:value-type="float" office:value="1.99912876918438" calcext:value-type="float">
            <text:p>1.9991287692</text:p>
          </table:table-cell>
          <table:table-cell office:value-type="float" office:value="0.000107553734375483" calcext:value-type="float">
            <text:p>0.0001075537</text:p>
          </table:table-cell>
          <table:table-cell table:style-name="ce1" office:value-type="float" office:value="0.00000455771547657607" calcext:value-type="float">
            <text:p>4.56E-06</text:p>
          </table:table-cell>
          <table:table-cell office:value-type="float" office:value="0.000843068971087735" calcext:value-type="float">
            <text:p>0.000843069</text:p>
          </table:table-cell>
          <table:table-cell office:value-type="float" office:value="0.0000121000190539416" calcext:value-type="float">
            <text:p>0.0000121</text:p>
          </table:table-cell>
          <table:table-cell table:style-name="ce1" office:value-type="float" office:value="0.00000803091273787341" calcext:value-type="float">
            <text:p>8.03E-06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871230815617423" calcext:value-type="float">
            <text:p>0.0008712308</text:p>
          </table:table-cell>
          <table:table-cell table:formula="of:=([.J15]/[.I15])*100" office:value-type="float" office:value="0.0435615407808712" calcext:value-type="float">
            <text:p>0.0435615408</text:p>
          </table:table-cell>
          <table:table-cell/>
          <table:table-cell table:formula="of:=[.J15]/[.H15]" office:value-type="float" office:value="0.871230815617423" calcext:value-type="float">
            <text:p>0.8712308156</text:p>
          </table:table-cell>
          <table:table-cell table:formula="of:=([.B15]+[.D15])/([.C15]+[.E15]+[.F15])" office:value-type="float" office:value="38.504446806217" calcext:value-type="float">
            <text:p>38.5044468062</text:p>
          </table:table-cell>
          <table:table-cell table:formula="of:=([.B15]+[.D15])/(2*[.C15]+2*[.E15]+2*[.F15])" office:value-type="float" office:value="19.2522234031085" calcext:value-type="float">
            <text:p>19.2522234031</text:p>
          </table:table-cell>
          <table:table-cell table:formula="of:=([.B15]+[.D15])/([.B15]+(2*[.C15])+[.D15]+(2*[.E15])+(2*[.F15]))" office:value-type="float" office:value="0.950622705463218" calcext:value-type="float">
            <text:p>0.9506227055</text:p>
          </table:table-cell>
          <table:table-cell table:formula="of:=[.D15]/([.B15]+[.D15])" office:value-type="float" office:value="0.886859703900009" calcext:value-type="float">
            <text:p>0.8868597039</text:p>
          </table:table-cell>
          <table:table-cell table:formula="of:=([.E15]+(2*[.F15]))/(2*([.C15]+[.E15]+[.F15]))" office:value-type="float" office:value="0.570339966858858" calcext:value-type="float">
            <text:p>0.5703399669</text:p>
          </table:table-cell>
          <table:table-cell table:formula="of:=([.P15]*[.Q15])+((1-[.P15])*[.R15])" office:value-type="float" office:value="0.871230815617423" calcext:value-type="float">
            <text:p>0.8712308156</text:p>
          </table:table-cell>
          <table:table-cell table:formula="of:=[.S15]=[.M15]" office:value-type="boolean" office:boolean-value="true" calcext:value-type="boolean">
            <text:p>TRUE</text:p>
          </table:table-cell>
          <table:table-cell/>
          <table:table-cell table:formula="of:=(2*[.E15])/[.H15]" office:value-type="float" office:value="0.0242000381078832" calcext:value-type="float">
            <text:p>0.0242000381</text:p>
          </table:table-cell>
          <table:table-cell table:formula="of:=(2*[.F15])/[.H15]" office:value-type="float" office:value="0.0160618254757468" calcext:value-type="float">
            <text:p>0.0160618255</text:p>
          </table:table-cell>
        </table:table-row>
        <table:table-row table:style-name="ro1">
          <table:table-cell office:value-type="float" office:value="2.99908859048269" calcext:value-type="float">
            <text:p>2.9990885905</text:p>
          </table:table-cell>
          <table:table-cell office:value-type="float" office:value="0.0000752445245140654" calcext:value-type="float">
            <text:p>7.52445245140654E-05</text:p>
          </table:table-cell>
          <table:table-cell table:style-name="ce1" office:value-type="float" office:value="0.00000223072495692303" calcext:value-type="float">
            <text:p>2.23E-06</text:p>
          </table:table-cell>
          <table:table-cell office:value-type="float" office:value="0.000884832445263368" calcext:value-type="float">
            <text:p>0.0008848324</text:p>
          </table:table-cell>
          <table:table-cell table:style-name="ce1" office:value-type="float" office:value="0.00000888450826632749" calcext:value-type="float">
            <text:p>8.88E-06</text:p>
          </table:table-cell>
          <table:table-cell table:style-name="ce1" office:value-type="float" office:value="0.00000884628188803252" calcext:value-type="float">
            <text:p>8.85E-06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91140951730576" calcext:value-type="float">
            <text:p>0.0009114095</text:p>
          </table:table-cell>
          <table:table-cell table:formula="of:=([.J16]/[.I16])*100" office:value-type="float" office:value="0.0303803172435254" calcext:value-type="float">
            <text:p>0.0303803172</text:p>
          </table:table-cell>
          <table:table-cell/>
          <table:table-cell table:formula="of:=[.J16]/[.H16]" office:value-type="float" office:value="0.911409517305761" calcext:value-type="float">
            <text:p>0.9114095173</text:p>
          </table:table-cell>
          <table:table-cell table:formula="of:=([.B16]+[.D16])/([.C16]+[.E16]+[.F16])" office:value-type="float" office:value="48.0963977145583" calcext:value-type="float">
            <text:p>48.0963977146</text:p>
          </table:table-cell>
          <table:table-cell table:formula="of:=([.B16]+[.D16])/(2*[.C16]+2*[.E16]+2*[.F16])" office:value-type="float" office:value="24.0481988572791" calcext:value-type="float">
            <text:p>24.0481988573</text:p>
          </table:table-cell>
          <table:table-cell table:formula="of:=([.B16]+[.D16])/([.B16]+(2*[.C16])+[.D16]+(2*[.E16])+(2*[.F16]))" office:value-type="float" office:value="0.960076969777434" calcext:value-type="float">
            <text:p>0.9600769698</text:p>
          </table:table-cell>
          <table:table-cell table:formula="of:=[.D16]/([.B16]+[.D16])" office:value-type="float" office:value="0.921626570699317" calcext:value-type="float">
            <text:p>0.9216265707</text:p>
          </table:table-cell>
          <table:table-cell table:formula="of:=([.E16]+(2*[.F16]))/(2*([.C16]+[.E16]+[.F16]))" office:value-type="float" office:value="0.665707785562082" calcext:value-type="float">
            <text:p>0.6657077856</text:p>
          </table:table-cell>
          <table:table-cell table:formula="of:=([.P16]*[.Q16])+((1-[.P16])*[.R16])" office:value-type="float" office:value="0.911409517305761" calcext:value-type="float">
            <text:p>0.9114095173</text:p>
          </table:table-cell>
          <table:table-cell table:formula="of:=[.S16]=[.M16]" office:value-type="boolean" office:boolean-value="true" calcext:value-type="boolean">
            <text:p>TRUE</text:p>
          </table:table-cell>
          <table:table-cell/>
          <table:table-cell table:formula="of:=(2*[.E16])/[.H16]" office:value-type="float" office:value="0.017769016532655" calcext:value-type="float">
            <text:p>0.0177690165</text:p>
          </table:table-cell>
          <table:table-cell table:formula="of:=(2*[.F16])/[.H16]" office:value-type="float" office:value="0.017692563776065" calcext:value-type="float">
            <text:p>0.0176925638</text:p>
          </table:table-cell>
        </table:table-row>
        <table:table-row table:style-name="ro1">
          <table:table-cell office:value-type="float" office:value="4.99905447445955" calcext:value-type="float">
            <text:p>4.9990544745</text:p>
          </table:table-cell>
          <table:table-cell office:value-type="float" office:value="0.0000469664827921231" calcext:value-type="float">
            <text:p>4.69664827921231E-05</text:p>
          </table:table-cell>
          <table:table-cell table:style-name="ce1" office:value-type="float" office:value="0.000000869105099218168" calcext:value-type="float">
            <text:p>8.69E-07</text:p>
          </table:table-cell>
          <table:table-cell office:value-type="float" office:value="0.00092060377133619" calcext:value-type="float">
            <text:p>0.0009206038</text:p>
          </table:table-cell>
          <table:table-cell table:style-name="ce1" office:value-type="float" office:value="0.00000576976656010952" calcext:value-type="float">
            <text:p>5.77E-06</text:p>
          </table:table-cell>
          <table:table-cell table:style-name="ce1" office:value-type="float" office:value="0.00000957600127651572" calcext:value-type="float">
            <text:p>9.58E-06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945525540449331" calcext:value-type="float">
            <text:p>0.0009455255</text:p>
          </table:table-cell>
          <table:table-cell table:formula="of:=([.J17]/[.I17])*100" office:value-type="float" office:value="0.0189105108089866" calcext:value-type="float">
            <text:p>0.0189105108</text:p>
          </table:table-cell>
          <table:table-cell/>
          <table:table-cell table:formula="of:=[.J17]/[.H17]" office:value-type="float" office:value="0.945525540449331" calcext:value-type="float">
            <text:p>0.9455255404</text:p>
          </table:table-cell>
          <table:table-cell table:formula="of:=([.B17]+[.D17])/([.C17]+[.E17]+[.F17])" office:value-type="float" office:value="59.6717752865934" calcext:value-type="float">
            <text:p>59.6717752866</text:p>
          </table:table-cell>
          <table:table-cell table:formula="of:=([.B17]+[.D17])/(2*[.C17]+2*[.E17]+2*[.F17])" office:value-type="float" office:value="29.8358876432967" calcext:value-type="float">
            <text:p>29.8358876433</text:p>
          </table:table-cell>
          <table:table-cell table:formula="of:=([.B17]+[.D17])/([.B17]+(2*[.C17])+[.D17]+(2*[.E17])+(2*[.F17]))" office:value-type="float" office:value="0.967570254128313" calcext:value-type="float">
            <text:p>0.9675702541</text:p>
          </table:table-cell>
          <table:table-cell table:formula="of:=[.D17]/([.B17]+[.D17])" office:value-type="float" office:value="0.951459356473877" calcext:value-type="float">
            <text:p>0.9514593565</text:p>
          </table:table-cell>
          <table:table-cell table:formula="of:=([.E17]+(2*[.F17]))/(2*([.C17]+[.E17]+[.F17]))" office:value-type="float" office:value="0.768484872244997" calcext:value-type="float">
            <text:p>0.7684848722</text:p>
          </table:table-cell>
          <table:table-cell table:formula="of:=([.P17]*[.Q17])+((1-[.P17])*[.R17])" office:value-type="float" office:value="0.945525540449331" calcext:value-type="float">
            <text:p>0.9455255404</text:p>
          </table:table-cell>
          <table:table-cell table:formula="of:=[.S17]=[.M17]" office:value-type="boolean" office:boolean-value="true" calcext:value-type="boolean">
            <text:p>TRUE</text:p>
          </table:table-cell>
          <table:table-cell/>
          <table:table-cell table:formula="of:=(2*[.E17])/[.H17]" office:value-type="float" office:value="0.011539533120219" calcext:value-type="float">
            <text:p>0.0115395331</text:p>
          </table:table-cell>
          <table:table-cell table:formula="of:=(2*[.F17])/[.H17]" office:value-type="float" office:value="0.0191520025530314" calcext:value-type="float">
            <text:p>0.0191520026</text:p>
          </table:table-cell>
        </table:table-row>
        <table:table-row table:style-name="ro1">
          <table:table-cell office:value-type="float" office:value="7.99903450725115" calcext:value-type="float">
            <text:p>7.9990345073</text:p>
          </table:table-cell>
          <table:table-cell office:value-type="float" office:value="0.000030024054607703" calcext:value-type="float">
            <text:p>3.0024054607703E-05</text:p>
          </table:table-cell>
          <table:table-cell table:style-name="ce1" office:value-type="float" office:value="0.000000355168878904013" calcext:value-type="float">
            <text:p>3.55E-07</text:p>
          </table:table-cell>
          <table:table-cell office:value-type="float" office:value="0.000941680882958922" calcext:value-type="float">
            <text:p>0.0009416809</text:p>
          </table:table-cell>
          <table:table-cell table:style-name="ce1" office:value-type="float" office:value="0.00000377285878104251" calcext:value-type="float">
            <text:p>3.77E-06</text:p>
          </table:table-cell>
          <table:table-cell table:style-name="ce1" office:value-type="float" office:value="0.0000100195035567408" calcext:value-type="float">
            <text:p>1.00E-05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965492748853446" calcext:value-type="float">
            <text:p>0.0009654927</text:p>
          </table:table-cell>
          <table:table-cell table:formula="of:=([.J18]/[.I18])*100" office:value-type="float" office:value="0.0120686593606681" calcext:value-type="float">
            <text:p>0.0120686594</text:p>
          </table:table-cell>
          <table:table-cell/>
          <table:table-cell table:formula="of:=[.J18]/[.H18]" office:value-type="float" office:value="0.965492748853447" calcext:value-type="float">
            <text:p>0.9654927489</text:p>
          </table:table-cell>
          <table:table-cell table:formula="of:=([.B18]+[.D18])/([.C18]+[.E18]+[.F18])" office:value-type="float" office:value="68.6837104427434" calcext:value-type="float">
            <text:p>68.6837104427</text:p>
          </table:table-cell>
          <table:table-cell table:formula="of:=([.B18]+[.D18])/(2*[.C18]+2*[.E18]+2*[.F18])" office:value-type="float" office:value="34.3418552213717" calcext:value-type="float">
            <text:p>34.3418552214</text:p>
          </table:table-cell>
          <table:table-cell table:formula="of:=([.B18]+[.D18])/([.B18]+(2*[.C18])+[.D18]+(2*[.E18])+(2*[.F18]))" office:value-type="float" office:value="0.971704937566626" calcext:value-type="float">
            <text:p>0.9717049376</text:p>
          </table:table-cell>
          <table:table-cell table:formula="of:=[.D18]/([.B18]+[.D18])" office:value-type="float" office:value="0.96910167536774" calcext:value-type="float">
            <text:p>0.9691016754</text:p>
          </table:table-cell>
          <table:table-cell table:formula="of:=([.E18]+(2*[.F18]))/(2*([.C18]+[.E18]+[.F18]))" office:value-type="float" office:value="0.84155551699499" calcext:value-type="float">
            <text:p>0.841555517</text:p>
          </table:table-cell>
          <table:table-cell table:formula="of:=([.P18]*[.Q18])+((1-[.P18])*[.R18])" office:value-type="float" office:value="0.965492748853446" calcext:value-type="float">
            <text:p>0.9654927489</text:p>
          </table:table-cell>
          <table:table-cell table:formula="of:=[.S18]=[.M18]" office:value-type="boolean" office:boolean-value="true" calcext:value-type="boolean">
            <text:p>TRUE</text:p>
          </table:table-cell>
          <table:table-cell/>
          <table:table-cell table:formula="of:=(2*[.E18])/[.H18]" office:value-type="float" office:value="0.00754571756208502" calcext:value-type="float">
            <text:p>0.0075457176</text:p>
          </table:table-cell>
          <table:table-cell table:formula="of:=(2*[.F18])/[.H18]" office:value-type="float" office:value="0.0200390071134816" calcext:value-type="float">
            <text:p>0.0200390071</text:p>
          </table:table-cell>
        </table:table-row>
        <table:table-row table:style-name="ro1">
          <table:table-cell office:value-type="float" office:value="9.99902772782081" calcext:value-type="float">
            <text:p>9.9990277278</text:p>
          </table:table-cell>
          <table:table-cell office:value-type="float" office:value="0.0000242018418654452" calcext:value-type="float">
            <text:p>2.42018418654452E-05</text:p>
          </table:table-cell>
          <table:table-cell table:style-name="ce1" office:value-type="float" office:value="0.000000230777284973926" calcext:value-type="float">
            <text:p>2.31E-07</text:p>
          </table:table-cell>
          <table:table-cell office:value-type="float" office:value="0.000948861955365406" calcext:value-type="float">
            <text:p>0.000948862</text:p>
          </table:table-cell>
          <table:table-cell table:style-name="ce1" office:value-type="float" office:value="0.00000306442437002649" calcext:value-type="float">
            <text:p>3.06E-06</text:p>
          </table:table-cell>
          <table:table-cell table:style-name="ce1" office:value-type="float" office:value="0.0000101728997295739" calcext:value-type="float">
            <text:p>1.02E-05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97227217919458" calcext:value-type="float">
            <text:p>0.0009722722</text:p>
          </table:table-cell>
          <table:table-cell table:formula="of:=([.J19]/[.I19])*100" office:value-type="float" office:value="0.0097227217919458" calcext:value-type="float">
            <text:p>0.0097227218</text:p>
          </table:table-cell>
          <table:table-cell/>
          <table:table-cell table:formula="of:=[.J19]/[.H19]" office:value-type="float" office:value="0.972272179194581" calcext:value-type="float">
            <text:p>0.9722721792</text:p>
          </table:table-cell>
          <table:table-cell table:formula="of:=([.B19]+[.D19])/([.C19]+[.E19]+[.F19])" office:value-type="float" office:value="72.2495153136692" calcext:value-type="float">
            <text:p>72.2495153137</text:p>
          </table:table-cell>
          <table:table-cell table:formula="of:=([.B19]+[.D19])/(2*[.C19]+2*[.E19]+2*[.F19])" office:value-type="float" office:value="36.1247576568346" calcext:value-type="float">
            <text:p>36.1247576568</text:p>
          </table:table-cell>
          <table:table-cell table:formula="of:=([.B19]+[.D19])/([.B19]+(2*[.C19])+[.D19]+(2*[.E19])+(2*[.F19]))" office:value-type="float" office:value="0.973063797230851" calcext:value-type="float">
            <text:p>0.9730637972</text:p>
          </table:table-cell>
          <table:table-cell table:formula="of:=[.D19]/([.B19]+[.D19])" office:value-type="float" office:value="0.975128206460544" calcext:value-type="float">
            <text:p>0.9751282065</text:p>
          </table:table-cell>
          <table:table-cell table:formula="of:=([.E19]+(2*[.F19]))/(2*([.C19]+[.E19]+[.F19]))" office:value-type="float" office:value="0.86909888635035" calcext:value-type="float">
            <text:p>0.8690988864</text:p>
          </table:table-cell>
          <table:table-cell table:formula="of:=([.P19]*[.Q19])+((1-[.P19])*[.R19])" office:value-type="float" office:value="0.972272179194581" calcext:value-type="float">
            <text:p>0.9722721792</text:p>
          </table:table-cell>
          <table:table-cell table:formula="of:=[.S19]=[.M19]" office:value-type="boolean" office:boolean-value="true" calcext:value-type="boolean">
            <text:p>TRUE</text:p>
          </table:table-cell>
          <table:table-cell/>
          <table:table-cell table:formula="of:=(2*[.E19])/[.H19]" office:value-type="float" office:value="0.00612884874005298" calcext:value-type="float">
            <text:p>0.0061288487</text:p>
          </table:table-cell>
          <table:table-cell table:formula="of:=(2*[.F19])/[.H19]" office:value-type="float" office:value="0.0203457994591478" calcext:value-type="float">
            <text:p>0.020345799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0.00984119952575736" calcext:value-type="float">
            <text:p>0.0098411995</text:p>
          </table:table-cell>
          <table:table-cell office:value-type="float" office:value="0.00294803071217238" calcext:value-type="float">
            <text:p>0.0029480307</text:p>
          </table:table-cell>
          <table:table-cell office:value-type="float" office:value="0.00342420872148516" calcext:value-type="float">
            <text:p>0.0034242087</text:p>
          </table:table-cell>
          <table:table-cell office:value-type="float" office:value="0.000113756673268918" calcext:value-type="float">
            <text:p>0.0001137567</text:p>
          </table:table-cell>
          <table:table-cell office:value-type="float" office:value="0.0000447513706146535" calcext:value-type="float">
            <text:p>4.47513706146535E-05</text:p>
          </table:table-cell>
          <table:table-cell table:style-name="ce1" office:value-type="float" office:value="0.000000146215179533613" calcext:value-type="float">
            <text:p>1.46E-07</text:p>
          </table:table-cell>
          <table:table-cell/>
          <table:table-cell table:formula="of:=[.B22]+(2*[.C22])+[.D22]+(2*[.E22])+(2*[.F22])" office:value-type="float" office:value="0.00999999999999999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158800474242639" calcext:value-type="float">
            <text:p>0.0001588005</text:p>
          </table:table-cell>
          <table:table-cell table:formula="of:=([.J22]/[.I22])*100" office:value-type="float" office:value="1.58800474242639" calcext:value-type="float">
            <text:p>1.5880047424</text:p>
          </table:table-cell>
          <table:table-cell/>
          <table:table-cell table:formula="of:=[.J22]/[.H22]" office:value-type="float" office:value="0.0158800474242639" calcext:value-type="float">
            <text:p>0.0158800474</text:p>
          </table:table-cell>
          <table:table-cell table:formula="of:=([.B22]+[.D22])/([.C22]+[.E22]+[.F22])" office:value-type="float" office:value="0.882586785829146" calcext:value-type="float">
            <text:p>0.8825867858</text:p>
          </table:table-cell>
          <table:table-cell table:formula="of:=([.B22]+[.D22])/(2*[.C22]+2*[.E22]+2*[.F22])" office:value-type="float" office:value="0.441293392914573" calcext:value-type="float">
            <text:p>0.4412933929</text:p>
          </table:table-cell>
          <table:table-cell table:formula="of:=([.B22]+[.D22])/([.B22]+(2*[.C22])+[.D22]+(2*[.E22])+(2*[.F22]))" office:value-type="float" office:value="0.30617873854413" calcext:value-type="float">
            <text:p>0.3061787385</text:p>
          </table:table-cell>
          <table:table-cell table:formula="of:=[.D22]/([.B22]+[.D22])" office:value-type="float" office:value="0.0371536814769789" calcext:value-type="float">
            <text:p>0.0371536815</text:p>
          </table:table-cell>
          <table:table-cell table:formula="of:=([.E22]+(2*[.F22]))/(2*([.C22]+[.E22]+[.F22]))" office:value-type="float" office:value="0.00649213327351827" calcext:value-type="float">
            <text:p>0.0064921333</text:p>
          </table:table-cell>
          <table:table-cell table:formula="of:=([.P22]*[.Q22])+((1-[.P22])*[.R22])" office:value-type="float" office:value="0.0158800474242639" calcext:value-type="float">
            <text:p>0.0158800474</text:p>
          </table:table-cell>
          <table:table-cell table:formula="of:=[.S22]=[.M22]" office:value-type="boolean" office:boolean-value="true" calcext:value-type="boolean">
            <text:p>TRUE</text:p>
          </table:table-cell>
          <table:table-cell/>
          <table:table-cell table:formula="of:=(2*[.E22])/[.H22]" office:value-type="float" office:value="0.00895027412293071" calcext:value-type="float">
            <text:p>0.0089502741</text:p>
          </table:table-cell>
          <table:table-cell table:formula="of:=(2*[.F22])/[.H22]" office:value-type="float" office:value="0.0000292430359067226" calcext:value-type="float">
            <text:p>0.000029243</text:p>
          </table:table-cell>
        </table:table-row>
        <table:table-row table:style-name="ro1">
          <table:table-cell office:value-type="float" office:value="0.0196866031303622" calcext:value-type="float">
            <text:p>0.0196866031</text:p>
          </table:table-cell>
          <table:table-cell office:value-type="float" office:value="0.00291292351418409" calcext:value-type="float">
            <text:p>0.0029129235</text:p>
          </table:table-cell>
          <table:table-cell office:value-type="float" office:value="0.00334313861939772" calcext:value-type="float">
            <text:p>0.0033431386</text:p>
          </table:table-cell>
          <table:table-cell office:value-type="float" office:value="0.000224851976726714" calcext:value-type="float">
            <text:p>0.000224852</text:p>
          </table:table-cell>
          <table:table-cell office:value-type="float" office:value="0.0000874023773827073" calcext:value-type="float">
            <text:p>8.74023773827073E-05</text:p>
          </table:table-cell>
          <table:table-cell table:style-name="ce1" office:value-type="float" office:value="0.000000571257764172924" calcext:value-type="float">
            <text:p>5.71E-07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313396869637767" calcext:value-type="float">
            <text:p>0.0003133969</text:p>
          </table:table-cell>
          <table:table-cell table:formula="of:=([.J23]/[.I23])*100" office:value-type="float" office:value="1.56698434818884" calcext:value-type="float">
            <text:p>1.5669843482</text:p>
          </table:table-cell>
          <table:table-cell/>
          <table:table-cell table:formula="of:=[.J23]/[.H23]" office:value-type="float" office:value="0.0313396869637767" calcext:value-type="float">
            <text:p>0.031339687</text:p>
          </table:table-cell>
          <table:table-cell table:formula="of:=([.B23]+[.D23])/([.C23]+[.E23]+[.F23])" office:value-type="float" office:value="0.914506800747989" calcext:value-type="float">
            <text:p>0.9145068007</text:p>
          </table:table-cell>
          <table:table-cell table:formula="of:=([.B23]+[.D23])/(2*[.C23]+2*[.E23]+2*[.F23])" office:value-type="float" office:value="0.457253400373995" calcext:value-type="float">
            <text:p>0.4572534004</text:p>
          </table:table-cell>
          <table:table-cell table:formula="of:=([.B23]+[.D23])/([.B23]+(2*[.C23])+[.D23]+(2*[.E23])+(2*[.F23]))" office:value-type="float" office:value="0.31377754909108" calcext:value-type="float">
            <text:p>0.3137775491</text:p>
          </table:table-cell>
          <table:table-cell table:formula="of:=[.D23]/([.B23]+[.D23])" office:value-type="float" office:value="0.0716596765377392" calcext:value-type="float">
            <text:p>0.0716596765</text:p>
          </table:table-cell>
          <table:table-cell table:formula="of:=([.E23]+(2*[.F23]))/(2*([.C23]+[.E23]+[.F23]))" office:value-type="float" office:value="0.0129032346280383" calcext:value-type="float">
            <text:p>0.0129032346</text:p>
          </table:table-cell>
          <table:table-cell table:formula="of:=([.P23]*[.Q23])+((1-[.P23])*[.R23])" office:value-type="float" office:value="0.0313396869637767" calcext:value-type="float">
            <text:p>0.031339687</text:p>
          </table:table-cell>
          <table:table-cell table:formula="of:=[.S23]=[.M23]" office:value-type="boolean" office:boolean-value="true" calcext:value-type="boolean">
            <text:p>TRUE</text:p>
          </table:table-cell>
          <table:table-cell/>
          <table:table-cell table:formula="of:=(2*[.E23])/[.H23]" office:value-type="float" office:value="0.0174804754765414" calcext:value-type="float">
            <text:p>0.0174804755</text:p>
          </table:table-cell>
          <table:table-cell table:formula="of:=(2*[.F23])/[.H23]" office:value-type="float" office:value="0.000114251552834585" calcext:value-type="float">
            <text:p>0.0001142516</text:p>
          </table:table-cell>
        </table:table-row>
        <table:table-row table:style-name="ro1">
          <table:table-cell office:value-type="float" office:value="0.0295360647735384" calcext:value-type="float">
            <text:p>0.0295360648</text:p>
          </table:table-cell>
          <table:table-cell office:value-type="float" office:value="0.00287855940335209" calcext:value-type="float">
            <text:p>0.0028785594</text:p>
          </table:table-cell>
          <table:table-cell office:value-type="float" office:value="0.00326472507001893" calcext:value-type="float">
            <text:p>0.0032647251</text:p>
          </table:table-cell>
          <table:table-cell office:value-type="float" office:value="0.000333368583925182" calcext:value-type="float">
            <text:p>0.0003333686</text:p>
          </table:table-cell>
          <table:table-cell office:value-type="float" office:value="0.000128055230148441" calcext:value-type="float">
            <text:p>0.0001280552</text:p>
          </table:table-cell>
          <table:table-cell table:style-name="ce1" office:value-type="float" office:value="0.00000125570619398856" calcext:value-type="float">
            <text:p>1.26E-06</text:p>
          </table:table-cell>
          <table:table-cell/>
          <table:table-cell table:formula="of:=[.B24]+(2*[.C24])+[.D24]+(2*[.E24])+(2*[.F24])" office:value-type="float" office:value="0.00999999999999999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4639352264616" calcext:value-type="float">
            <text:p>0.0004639352</text:p>
          </table:table-cell>
          <table:table-cell table:formula="of:=([.J24]/[.I24])*100" office:value-type="float" office:value="1.546450754872" calcext:value-type="float">
            <text:p>1.5464507549</text:p>
          </table:table-cell>
          <table:table-cell/>
          <table:table-cell table:formula="of:=[.J24]/[.H24]" office:value-type="float" office:value="0.0463935226461601" calcext:value-type="float">
            <text:p>0.0463935226</text:p>
          </table:table-cell>
          <table:table-cell table:formula="of:=([.B24]+[.D24])/([.C24]+[.E24]+[.F24])" office:value-type="float" office:value="0.946344700308787" calcext:value-type="float">
            <text:p>0.9463447003</text:p>
          </table:table-cell>
          <table:table-cell table:formula="of:=([.B24]+[.D24])/(2*[.C24]+2*[.E24]+2*[.F24])" office:value-type="float" office:value="0.473172350154393" calcext:value-type="float">
            <text:p>0.4731723502</text:p>
          </table:table-cell>
          <table:table-cell table:formula="of:=([.B24]+[.D24])/([.B24]+(2*[.C24])+[.D24]+(2*[.E24])+(2*[.F24]))" office:value-type="float" office:value="0.321192798727727" calcext:value-type="float">
            <text:p>0.3211927987</text:p>
          </table:table-cell>
          <table:table-cell table:formula="of:=[.D24]/([.B24]+[.D24])" office:value-type="float" office:value="0.103790802672315" calcext:value-type="float">
            <text:p>0.1037908027</text:p>
          </table:table-cell>
          <table:table-cell table:formula="of:=([.E24]+(2*[.F24]))/(2*([.C24]+[.E24]+[.F24]))" office:value-type="float" office:value="0.0192347167637144" calcext:value-type="float">
            <text:p>0.0192347168</text:p>
          </table:table-cell>
          <table:table-cell table:formula="of:=([.P24]*[.Q24])+((1-[.P24])*[.R24])" office:value-type="float" office:value="0.0463935226461601" calcext:value-type="float">
            <text:p>0.0463935226</text:p>
          </table:table-cell>
          <table:table-cell table:formula="of:=[.S24]=[.M24]" office:value-type="boolean" office:boolean-value="true" calcext:value-type="boolean">
            <text:p>TRUE</text:p>
          </table:table-cell>
          <table:table-cell/>
          <table:table-cell table:formula="of:=(2*[.E24])/[.H24]" office:value-type="float" office:value="0.0256110460296882" calcext:value-type="float">
            <text:p>0.025611046</text:p>
          </table:table-cell>
          <table:table-cell table:formula="of:=(2*[.F24])/[.H24]" office:value-type="float" office:value="0.000251141238797712" calcext:value-type="float">
            <text:p>0.0002511412</text:p>
          </table:table-cell>
        </table:table-row>
        <table:table-row table:style-name="ro1">
          <table:table-cell office:value-type="float" office:value="0.0492466078996151" calcext:value-type="float">
            <text:p>0.0492466079</text:p>
          </table:table-cell>
          <table:table-cell office:value-type="float" office:value="0.00281197653103773" calcext:value-type="float">
            <text:p>0.0028119765</text:p>
          </table:table-cell>
          <table:table-cell office:value-type="float" office:value="0.00311544153237615" calcext:value-type="float">
            <text:p>0.0031154415</text:p>
          </table:table-cell>
          <table:table-cell office:value-type="float" office:value="0.000542981278441631" calcext:value-type="float">
            <text:p>0.0005429813</text:p>
          </table:table-cell>
          <table:table-cell office:value-type="float" office:value="0.00020374830382505" calcext:value-type="float">
            <text:p>0.0002037483</text:p>
          </table:table-cell>
          <table:table-cell table:style-name="ce1" office:value-type="float" office:value="0.00000333125905912305" calcext:value-type="float">
            <text:p>3.33E-06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753392100384927" calcext:value-type="float">
            <text:p>0.0007533921</text:p>
          </table:table-cell>
          <table:table-cell table:formula="of:=([.J25]/[.I25])*100" office:value-type="float" office:value="1.50678420076985" calcext:value-type="float">
            <text:p>1.5067842008</text:p>
          </table:table-cell>
          <table:table-cell/>
          <table:table-cell table:formula="of:=[.J25]/[.H25]" office:value-type="float" office:value="0.0753392100384927" calcext:value-type="float">
            <text:p>0.07533921</text:p>
          </table:table-cell>
          <table:table-cell table:formula="of:=([.B25]+[.D25])/([.C25]+[.E25]+[.F25])" office:value-type="float" office:value="1.00976268119571" calcext:value-type="float">
            <text:p>1.0097626812</text:p>
          </table:table-cell>
          <table:table-cell table:formula="of:=([.B25]+[.D25])/(2*[.C25]+2*[.E25]+2*[.F25])" office:value-type="float" office:value="0.504881340597853" calcext:value-type="float">
            <text:p>0.5048813406</text:p>
          </table:table-cell>
          <table:table-cell table:formula="of:=([.B25]+[.D25])/([.B25]+(2*[.C25])+[.D25]+(2*[.E25])+(2*[.F25]))" office:value-type="float" office:value="0.335495780947936" calcext:value-type="float">
            <text:p>0.3354957809</text:p>
          </table:table-cell>
          <table:table-cell table:formula="of:=[.D25]/([.B25]+[.D25])" office:value-type="float" office:value="0.161844443142459" calcext:value-type="float">
            <text:p>0.1618444431</text:p>
          </table:table-cell>
          <table:table-cell table:formula="of:=([.E25]+(2*[.F25]))/(2*([.C25]+[.E25]+[.F25]))" office:value-type="float" office:value="0.0316643319802323" calcext:value-type="float">
            <text:p>0.031664332</text:p>
          </table:table-cell>
          <table:table-cell table:formula="of:=([.P25]*[.Q25])+((1-[.P25])*[.R25])" office:value-type="float" office:value="0.0753392100384927" calcext:value-type="float">
            <text:p>0.07533921</text:p>
          </table:table-cell>
          <table:table-cell table:formula="of:=[.S25]=[.M25]" office:value-type="boolean" office:boolean-value="true" calcext:value-type="boolean">
            <text:p>TRUE</text:p>
          </table:table-cell>
          <table:table-cell/>
          <table:table-cell table:formula="of:=(2*[.E25])/[.H25]" office:value-type="float" office:value="0.04074966076501" calcext:value-type="float">
            <text:p>0.0407496608</text:p>
          </table:table-cell>
          <table:table-cell table:formula="of:=(2*[.F25])/[.H25]" office:value-type="float" office:value="0.000666251811824609" calcext:value-type="float">
            <text:p>0.0006662518</text:p>
          </table:table-cell>
        </table:table-row>
        <table:table-row table:style-name="ro1">
          <table:table-cell office:value-type="float" office:value="0.0788395392053406" calcext:value-type="float">
            <text:p>0.0788395392</text:p>
          </table:table-cell>
          <table:table-cell office:value-type="float" office:value="0.00271716922281369" calcext:value-type="float">
            <text:p>0.0027171692</text:p>
          </table:table-cell>
          <table:table-cell office:value-type="float" office:value="0.00290890538264994" calcext:value-type="float">
            <text:p>0.0029089054</text:p>
          </table:table-cell>
          <table:table-cell office:value-type="float" office:value="0.000839958068690163" calcext:value-type="float">
            <text:p>0.0008399581</text:p>
          </table:table-cell>
          <table:table-cell office:value-type="float" office:value="0.000304559217226955" calcext:value-type="float">
            <text:p>0.0003045592</text:p>
          </table:table-cell>
          <table:table-cell table:style-name="ce1" office:value-type="float" office:value="0.00000797175437117489" calcext:value-type="float">
            <text:p>7.97E-06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00000000000001" calcext:value-type="float">
            <text:p>0.08</text:p>
          </table:table-cell>
          <table:table-cell table:formula="of:=[.D26]+[.E26]+(2*[.F26])" office:value-type="float" office:value="0.00116046079465947" calcext:value-type="float">
            <text:p>0.0011604608</text:p>
          </table:table-cell>
          <table:table-cell table:formula="of:=([.J26]/[.I26])*100" office:value-type="float" office:value="1.45057599332433" calcext:value-type="float">
            <text:p>1.4505759933</text:p>
          </table:table-cell>
          <table:table-cell/>
          <table:table-cell table:formula="of:=[.J26]/[.H26]" office:value-type="float" office:value="0.116046079465947" calcext:value-type="float">
            <text:p>0.1160460795</text:p>
          </table:table-cell>
          <table:table-cell table:formula="of:=([.B26]+[.D26])/([.C26]+[.E26]+[.F26])" office:value-type="float" office:value="1.10420536069667" calcext:value-type="float">
            <text:p>1.1042053607</text:p>
          </table:table-cell>
          <table:table-cell table:formula="of:=([.B26]+[.D26])/(2*[.C26]+2*[.E26]+2*[.F26])" office:value-type="float" office:value="0.552102680348335" calcext:value-type="float">
            <text:p>0.5521026803</text:p>
          </table:table-cell>
          <table:table-cell table:formula="of:=([.B26]+[.D26])/([.B26]+(2*[.C26])+[.D26]+(2*[.E26])+(2*[.F26]))" office:value-type="float" office:value="0.355712729150386" calcext:value-type="float">
            <text:p>0.3557127292</text:p>
          </table:table-cell>
          <table:table-cell table:formula="of:=[.D26]/([.B26]+[.D26])" office:value-type="float" office:value="0.23613382368868" calcext:value-type="float">
            <text:p>0.2361338237</text:p>
          </table:table-cell>
          <table:table-cell table:formula="of:=([.E26]+(2*[.F26]))/(2*([.C26]+[.E26]+[.F26]))" office:value-type="float" office:value="0.0497453140035906" calcext:value-type="float">
            <text:p>0.049745314</text:p>
          </table:table-cell>
          <table:table-cell table:formula="of:=([.P26]*[.Q26])+((1-[.P26])*[.R26])" office:value-type="float" office:value="0.116046079465947" calcext:value-type="float">
            <text:p>0.1160460795</text:p>
          </table:table-cell>
          <table:table-cell table:formula="of:=[.S26]=[.M26]" office:value-type="boolean" office:boolean-value="true" calcext:value-type="boolean">
            <text:p>TRUE</text:p>
          </table:table-cell>
          <table:table-cell/>
          <table:table-cell table:formula="of:=(2*[.E26])/[.H26]" office:value-type="float" office:value="0.0609118434453911" calcext:value-type="float">
            <text:p>0.0609118434</text:p>
          </table:table-cell>
          <table:table-cell table:formula="of:=(2*[.F26])/[.H26]" office:value-type="float" office:value="0.00159435087423498" calcext:value-type="float">
            <text:p>0.0015943509</text:p>
          </table:table-cell>
        </table:table-row>
        <table:table-row table:style-name="ro1">
          <table:table-cell office:value-type="float" office:value="0.0985848533355077" calcext:value-type="float">
            <text:p>0.0985848533</text:p>
          </table:table-cell>
          <table:table-cell office:value-type="float" office:value="0.00265712703382102" calcext:value-type="float">
            <text:p>0.002657127</text:p>
          </table:table-cell>
          <table:table-cell office:value-type="float" office:value="0.00278176768510183" calcext:value-type="float">
            <text:p>0.0027817677</text:p>
          </table:table-cell>
          <table:table-cell office:value-type="float" office:value="0.00102711566985731" calcext:value-type="float">
            <text:p>0.0010271157</text:p>
          </table:table-cell>
          <table:table-cell office:value-type="float" office:value="0.000364190931482963" calcext:value-type="float">
            <text:p>0.0003641909</text:p>
          </table:table-cell>
          <table:table-cell table:style-name="ce1" office:value-type="float" office:value="0.0000119200315760348" calcext:value-type="float">
            <text:p>1.19E-05</text:p>
          </table:table-cell>
          <table:table-cell/>
          <table:table-cell table:formula="of:=[.B27]+(2*[.C27])+[.D27]+(2*[.E27])+(2*[.F27])" office:value-type="float" office:value="0.00999999999999999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141514666449234" calcext:value-type="float">
            <text:p>0.0014151467</text:p>
          </table:table-cell>
          <table:table-cell table:formula="of:=([.J27]/[.I27])*100" office:value-type="float" office:value="1.41514666449234" calcext:value-type="float">
            <text:p>1.4151466645</text:p>
          </table:table-cell>
          <table:table-cell/>
          <table:table-cell table:formula="of:=[.J27]/[.H27]" office:value-type="float" office:value="0.141514666449234" calcext:value-type="float">
            <text:p>0.1415146664</text:p>
          </table:table-cell>
          <table:table-cell table:formula="of:=([.B27]+[.D27])/([.C27]+[.E27]+[.F27])" office:value-type="float" office:value="1.16668280012092" calcext:value-type="float">
            <text:p>1.1666828001</text:p>
          </table:table-cell>
          <table:table-cell table:formula="of:=([.B27]+[.D27])/(2*[.C27]+2*[.E27]+2*[.F27])" office:value-type="float" office:value="0.583341400060458" calcext:value-type="float">
            <text:p>0.5833414001</text:p>
          </table:table-cell>
          <table:table-cell table:formula="of:=([.B27]+[.D27])/([.B27]+(2*[.C27])+[.D27]+(2*[.E27])+(2*[.F27]))" office:value-type="float" office:value="0.368424270367833" calcext:value-type="float">
            <text:p>0.3684242704</text:p>
          </table:table-cell>
          <table:table-cell table:formula="of:=[.D27]/([.B27]+[.D27])" office:value-type="float" office:value="0.278786104083708" calcext:value-type="float">
            <text:p>0.2787861041</text:p>
          </table:table-cell>
          <table:table-cell table:formula="of:=([.E27]+(2*[.F27]))/(2*([.C27]+[.E27]+[.F27]))" office:value-type="float" office:value="0.0614385538312286" calcext:value-type="float">
            <text:p>0.0614385538</text:p>
          </table:table-cell>
          <table:table-cell table:formula="of:=([.P27]*[.Q27])+((1-[.P27])*[.R27])" office:value-type="float" office:value="0.141514666449234" calcext:value-type="float">
            <text:p>0.1415146664</text:p>
          </table:table-cell>
          <table:table-cell table:formula="of:=[.S27]=[.M27]" office:value-type="boolean" office:boolean-value="true" calcext:value-type="boolean">
            <text:p>TRUE</text:p>
          </table:table-cell>
          <table:table-cell/>
          <table:table-cell table:formula="of:=(2*[.E27])/[.H27]" office:value-type="float" office:value="0.0728381862965927" calcext:value-type="float">
            <text:p>0.0728381863</text:p>
          </table:table-cell>
          <table:table-cell table:formula="of:=(2*[.F27])/[.H27]" office:value-type="float" office:value="0.00238400631520696" calcext:value-type="float">
            <text:p>0.0023840063</text:p>
          </table:table-cell>
        </table:table-row>
        <table:table-row table:style-name="ro1">
          <table:table-cell office:value-type="float" office:value="0.197481665316022" calcext:value-type="float">
            <text:p>0.1974816653</text:p>
          </table:table-cell>
          <table:table-cell office:value-type="float" office:value="0.00239005826255779" calcext:value-type="float">
            <text:p>0.0023900583</text:p>
          </table:table-cell>
          <table:table-cell office:value-type="float" office:value="0.00225067712837778" calcext:value-type="float">
            <text:p>0.0022506771</text:p>
          </table:table-cell>
          <table:table-cell office:value-type="float" office:value="0.00185068332138343" calcext:value-type="float">
            <text:p>0.0018506833</text:p>
          </table:table-cell>
          <table:table-cell office:value-type="float" office:value="0.000590252796708162" calcext:value-type="float">
            <text:p>0.0005902528</text:p>
          </table:table-cell>
          <table:table-cell office:value-type="float" office:value="0.0000386992829434538" calcext:value-type="float">
            <text:p>3.86992829434538E-05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25183346839785" calcext:value-type="float">
            <text:p>0.0025183347</text:p>
          </table:table-cell>
          <table:table-cell table:formula="of:=([.J28]/[.I28])*100" office:value-type="float" office:value="1.25916734198925" calcext:value-type="float">
            <text:p>1.259167342</text:p>
          </table:table-cell>
          <table:table-cell/>
          <table:table-cell table:formula="of:=[.J28]/[.H28]" office:value-type="float" office:value="0.25183346839785" calcext:value-type="float">
            <text:p>0.2518334684</text:p>
          </table:table-cell>
          <table:table-cell table:formula="of:=([.B28]+[.D28])/([.C28]+[.E28]+[.F28])" office:value-type="float" office:value="1.47266931871526" calcext:value-type="float">
            <text:p>1.4726693187</text:p>
          </table:table-cell>
          <table:table-cell table:formula="of:=([.B28]+[.D28])/(2*[.C28]+2*[.E28]+2*[.F28])" office:value-type="float" office:value="0.736334659357631" calcext:value-type="float">
            <text:p>0.7363346594</text:p>
          </table:table-cell>
          <table:table-cell table:formula="of:=([.B28]+[.D28])/([.B28]+(2*[.C28])+[.D28]+(2*[.E28])+(2*[.F28]))" office:value-type="float" office:value="0.424074158394121" calcext:value-type="float">
            <text:p>0.4240741584</text:p>
          </table:table-cell>
          <table:table-cell table:formula="of:=[.D28]/([.B28]+[.D28])" office:value-type="float" office:value="0.436405587266051" calcext:value-type="float">
            <text:p>0.4364055873</text:p>
          </table:table-cell>
          <table:table-cell table:formula="of:=([.E28]+(2*[.F28]))/(2*([.C28]+[.E28]+[.F28]))" office:value-type="float" office:value="0.115926620124117" calcext:value-type="float">
            <text:p>0.1159266201</text:p>
          </table:table-cell>
          <table:table-cell table:formula="of:=([.P28]*[.Q28])+((1-[.P28])*[.R28])" office:value-type="float" office:value="0.25183346839785" calcext:value-type="float">
            <text:p>0.2518334684</text:p>
          </table:table-cell>
          <table:table-cell table:formula="of:=[.S28]=[.M28]" office:value-type="boolean" office:boolean-value="true" calcext:value-type="boolean">
            <text:p>TRUE</text:p>
          </table:table-cell>
          <table:table-cell/>
          <table:table-cell table:formula="of:=(2*[.E28])/[.H28]" office:value-type="float" office:value="0.118050559341632" calcext:value-type="float">
            <text:p>0.1180505593</text:p>
          </table:table-cell>
          <table:table-cell table:formula="of:=(2*[.F28])/[.H28]" office:value-type="float" office:value="0.00773985658869075" calcext:value-type="float">
            <text:p>0.0077398566</text:p>
          </table:table-cell>
        </table:table-row>
        <table:table-row table:style-name="ro1">
          <table:table-cell office:value-type="float" office:value="0.296604338867621" calcext:value-type="float">
            <text:p>0.2966043389</text:p>
          </table:table-cell>
          <table:table-cell office:value-type="float" office:value="0.00216861314118587" calcext:value-type="float">
            <text:p>0.0021686131</text:p>
          </table:table-cell>
          <table:table-cell office:value-type="float" office:value="0.00185293588471287" calcext:value-type="float">
            <text:p>0.0018529359</text:p>
          </table:table-cell>
          <table:table-cell office:value-type="float" office:value="0.00252206588271119" calcext:value-type="float">
            <text:p>0.0025220659</text:p>
          </table:table-cell>
          <table:table-cell office:value-type="float" office:value="0.000729853957009539" calcext:value-type="float">
            <text:p>0.000729854</text:p>
          </table:table-cell>
          <table:table-cell office:value-type="float" office:value="0.0000718706463290589" calcext:value-type="float">
            <text:p>7.18706463290589E-05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339566113237885" calcext:value-type="float">
            <text:p>0.0033956611</text:p>
          </table:table-cell>
          <table:table-cell table:formula="of:=([.J29]/[.I29])*100" office:value-type="float" office:value="1.13188704412628" calcext:value-type="float">
            <text:p>1.1318870441</text:p>
          </table:table-cell>
          <table:table-cell/>
          <table:table-cell table:formula="of:=[.J29]/[.H29]" office:value-type="float" office:value="0.339566113237885" calcext:value-type="float">
            <text:p>0.3395661132</text:p>
          </table:table-cell>
          <table:table-cell table:formula="of:=([.B29]+[.D29])/([.C29]+[.E29]+[.F29])" office:value-type="float" office:value="1.76696004819058" calcext:value-type="float">
            <text:p>1.7669600482</text:p>
          </table:table-cell>
          <table:table-cell table:formula="of:=([.B29]+[.D29])/(2*[.C29]+2*[.E29]+2*[.F29])" office:value-type="float" office:value="0.883480024095292" calcext:value-type="float">
            <text:p>0.8834800241</text:p>
          </table:table-cell>
          <table:table-cell table:formula="of:=([.B29]+[.D29])/([.B29]+(2*[.C29])+[.D29]+(2*[.E29])+(2*[.F29]))" office:value-type="float" office:value="0.469067902389706" calcext:value-type="float">
            <text:p>0.4690679024</text:p>
          </table:table-cell>
          <table:table-cell table:formula="of:=[.D29]/([.B29]+[.D29])" office:value-type="float" office:value="0.537676074159479" calcext:value-type="float">
            <text:p>0.5376760742</text:p>
          </table:table-cell>
          <table:table-cell table:formula="of:=([.E29]+(2*[.F29]))/(2*([.C29]+[.E29]+[.F29]))" office:value-type="float" office:value="0.164539920189357" calcext:value-type="float">
            <text:p>0.1645399202</text:p>
          </table:table-cell>
          <table:table-cell table:formula="of:=([.P29]*[.Q29])+((1-[.P29])*[.R29])" office:value-type="float" office:value="0.339566113237885" calcext:value-type="float">
            <text:p>0.3395661132</text:p>
          </table:table-cell>
          <table:table-cell table:formula="of:=[.S29]=[.M29]" office:value-type="boolean" office:boolean-value="true" calcext:value-type="boolean">
            <text:p>TRUE</text:p>
          </table:table-cell>
          <table:table-cell/>
          <table:table-cell table:formula="of:=(2*[.E29])/[.H29]" office:value-type="float" office:value="0.145970791401908" calcext:value-type="float">
            <text:p>0.1459707914</text:p>
          </table:table-cell>
          <table:table-cell table:formula="of:=(2*[.F29])/[.H29]" office:value-type="float" office:value="0.0143741292658118" calcext:value-type="float">
            <text:p>0.0143741293</text:p>
          </table:table-cell>
        </table:table-row>
        <table:table-row table:style-name="ro1">
          <table:table-cell office:value-type="float" office:value="0.495310230754656" calcext:value-type="float">
            <text:p>0.4953102308</text:p>
          </table:table-cell>
          <table:table-cell office:value-type="float" office:value="0.00182448695019016" calcext:value-type="float">
            <text:p>0.001824487</text:p>
          </table:table-cell>
          <table:table-cell office:value-type="float" office:value="0.00131152853677719" calcext:value-type="float">
            <text:p>0.0013115285</text:p>
          </table:table-cell>
          <table:table-cell office:value-type="float" office:value="0.00354335693209789" calcext:value-type="float">
            <text:p>0.0035433569</text:p>
          </table:table-cell>
          <table:table-cell office:value-type="float" office:value="0.000862686730911541" calcext:value-type="float">
            <text:p>0.0008626867</text:p>
          </table:table-cell>
          <table:table-cell office:value-type="float" office:value="0.000141862791167249" calcext:value-type="float">
            <text:p>0.0001418628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468976924534393" calcext:value-type="float">
            <text:p>0.0046897692</text:p>
          </table:table-cell>
          <table:table-cell table:formula="of:=([.J30]/[.I30])*100" office:value-type="float" office:value="0.937953849068786" calcext:value-type="float">
            <text:p>0.9379538491</text:p>
          </table:table-cell>
          <table:table-cell/>
          <table:table-cell table:formula="of:=[.J30]/[.H30]" office:value-type="float" office:value="0.468976924534392" calcext:value-type="float">
            <text:p>0.4689769245</text:p>
          </table:table-cell>
          <table:table-cell table:formula="of:=([.B30]+[.D30])/([.C30]+[.E30]+[.F30])" office:value-type="float" office:value="2.3176437692862" calcext:value-type="float">
            <text:p>2.3176437693</text:p>
          </table:table-cell>
          <table:table-cell table:formula="of:=([.B30]+[.D30])/(2*[.C30]+2*[.E30]+2*[.F30])" office:value-type="float" office:value="1.1588218846431" calcext:value-type="float">
            <text:p>1.1588218846</text:p>
          </table:table-cell>
          <table:table-cell table:formula="of:=([.B30]+[.D30])/([.B30]+(2*[.C30])+[.D30]+(2*[.E30])+(2*[.F30]))" office:value-type="float" office:value="0.536784388228804" calcext:value-type="float">
            <text:p>0.5367843882</text:p>
          </table:table-cell>
          <table:table-cell table:formula="of:=[.D30]/([.B30]+[.D30])" office:value-type="float" office:value="0.660108045204088" calcext:value-type="float">
            <text:p>0.6601080452</text:p>
          </table:table-cell>
          <table:table-cell table:formula="of:=([.E30]+(2*[.F30]))/(2*([.C30]+[.E30]+[.F30]))" office:value-type="float" office:value="0.247489999065987" calcext:value-type="float">
            <text:p>0.2474899991</text:p>
          </table:table-cell>
          <table:table-cell table:formula="of:=([.P30]*[.Q30])+((1-[.P30])*[.R30])" office:value-type="float" office:value="0.468976924534392" calcext:value-type="float">
            <text:p>0.4689769245</text:p>
          </table:table-cell>
          <table:table-cell table:formula="of:=[.S30]=[.M30]" office:value-type="boolean" office:boolean-value="true" calcext:value-type="boolean">
            <text:p>TRUE</text:p>
          </table:table-cell>
          <table:table-cell/>
          <table:table-cell table:formula="of:=(2*[.E30])/[.H30]" office:value-type="float" office:value="0.172537346182308" calcext:value-type="float">
            <text:p>0.1725373462</text:p>
          </table:table-cell>
          <table:table-cell table:formula="of:=(2*[.F30])/[.H30]" office:value-type="float" office:value="0.0283725582334498" calcext:value-type="float">
            <text:p>0.0283725582</text:p>
          </table:table-cell>
        </table:table-row>
        <table:table-row table:style-name="ro1">
          <table:table-cell office:value-type="float" office:value="0.794061705894414" calcext:value-type="float">
            <text:p>0.7940617059</text:p>
          </table:table-cell>
          <table:table-cell office:value-type="float" office:value="0.001468039893426" calcext:value-type="float">
            <text:p>0.0014680399</text:p>
          </table:table-cell>
          <table:table-cell office:value-type="float" office:value="0.000849125604703947" calcext:value-type="float">
            <text:p>0.0008491256</text:p>
          </table:table-cell>
          <table:table-cell office:value-type="float" office:value="0.00457076562167412" calcext:value-type="float">
            <text:p>0.0045707656</text:p>
          </table:table-cell>
          <table:table-cell office:value-type="float" office:value="0.000895414791580111" calcext:value-type="float">
            <text:p>0.0008954148</text:p>
          </table:table-cell>
          <table:table-cell office:value-type="float" office:value="0.000236056846165884" calcext:value-type="float">
            <text:p>0.0002360568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5938294105586" calcext:value-type="float">
            <text:p>0.0059382941</text:p>
          </table:table-cell>
          <table:table-cell table:formula="of:=([.J31]/[.I31])*100" office:value-type="float" office:value="0.74228676319825" calcext:value-type="float">
            <text:p>0.7422867632</text:p>
          </table:table-cell>
          <table:table-cell/>
          <table:table-cell table:formula="of:=[.J31]/[.H31]" office:value-type="float" office:value="0.5938294105586" calcext:value-type="float">
            <text:p>0.5938294106</text:p>
          </table:table-cell>
          <table:table-cell table:formula="of:=([.B31]+[.D31])/([.C31]+[.E31]+[.F31])" office:value-type="float" office:value="3.04898208766074" calcext:value-type="float">
            <text:p>3.0489820877</text:p>
          </table:table-cell>
          <table:table-cell table:formula="of:=([.B31]+[.D31])/(2*[.C31]+2*[.E31]+2*[.F31])" office:value-type="float" office:value="1.52449104383037" calcext:value-type="float">
            <text:p>1.5244910438</text:p>
          </table:table-cell>
          <table:table-cell table:formula="of:=([.B31]+[.D31])/([.B31]+(2*[.C31])+[.D31]+(2*[.E31])+(2*[.F31]))" office:value-type="float" office:value="0.603880551510012" calcext:value-type="float">
            <text:p>0.6038805515</text:p>
          </table:table-cell>
          <table:table-cell table:formula="of:=[.D31]/([.B31]+[.D31])" office:value-type="float" office:value="0.756898961267233" calcext:value-type="float">
            <text:p>0.7568989613</text:p>
          </table:table-cell>
          <table:table-cell table:formula="of:=([.E31]+(2*[.F31]))/(2*([.C31]+[.E31]+[.F31]))" office:value-type="float" office:value="0.345231340981846" calcext:value-type="float">
            <text:p>0.345231341</text:p>
          </table:table-cell>
          <table:table-cell table:formula="of:=([.P31]*[.Q31])+((1-[.P31])*[.R31])" office:value-type="float" office:value="0.5938294105586" calcext:value-type="float">
            <text:p>0.5938294106</text:p>
          </table:table-cell>
          <table:table-cell table:formula="of:=[.S31]=[.M31]" office:value-type="boolean" office:boolean-value="true" calcext:value-type="boolean">
            <text:p>TRUE</text:p>
          </table:table-cell>
          <table:table-cell/>
          <table:table-cell table:formula="of:=(2*[.E31])/[.H31]" office:value-type="float" office:value="0.179082958316022" calcext:value-type="float">
            <text:p>0.1790829583</text:p>
          </table:table-cell>
          <table:table-cell table:formula="of:=(2*[.F31])/[.H31]" office:value-type="float" office:value="0.0472113692331768" calcext:value-type="float">
            <text:p>0.0472113692</text:p>
          </table:table-cell>
        </table:table-row>
        <table:table-row table:style-name="ro1">
          <table:table-cell office:value-type="float" office:value="0.993496694073302" calcext:value-type="float">
            <text:p>0.9934966941</text:p>
          </table:table-cell>
          <table:table-cell office:value-type="float" office:value="0.00129692075365246" calcext:value-type="float">
            <text:p>0.0012969208</text:p>
          </table:table-cell>
          <table:table-cell office:value-type="float" office:value="0.000662709355854257" calcext:value-type="float">
            <text:p>0.0006627094</text:p>
          </table:table-cell>
          <table:table-cell office:value-type="float" office:value="0.00505215549289802" calcext:value-type="float">
            <text:p>0.0050521555</text:p>
          </table:table-cell>
          <table:table-cell office:value-type="float" office:value="0.000874354607941282" calcext:value-type="float">
            <text:p>0.0008743546</text:p>
          </table:table-cell>
          <table:table-cell office:value-type="float" office:value="0.000288397912929224" calcext:value-type="float">
            <text:p>0.0002883979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650330592669775" calcext:value-type="float">
            <text:p>0.0065033059</text:p>
          </table:table-cell>
          <table:table-cell table:formula="of:=([.J32]/[.I32])*100" office:value-type="float" office:value="0.650330592669775" calcext:value-type="float">
            <text:p>0.6503305927</text:p>
          </table:table-cell>
          <table:table-cell/>
          <table:table-cell table:formula="of:=[.J32]/[.H32]" office:value-type="float" office:value="0.650330592669775" calcext:value-type="float">
            <text:p>0.6503305927</text:p>
          </table:table-cell>
          <table:table-cell table:formula="of:=([.B32]+[.D32])/([.C32]+[.E32]+[.F32])" office:value-type="float" office:value="3.47806564875623" calcext:value-type="float">
            <text:p>3.4780656488</text:p>
          </table:table-cell>
          <table:table-cell table:formula="of:=([.B32]+[.D32])/(2*[.C32]+2*[.E32]+2*[.F32])" office:value-type="float" office:value="1.73903282437812" calcext:value-type="float">
            <text:p>1.7390328244</text:p>
          </table:table-cell>
          <table:table-cell table:formula="of:=([.B32]+[.D32])/([.B32]+(2*[.C32])+[.D32]+(2*[.E32])+(2*[.F32]))" office:value-type="float" office:value="0.634907624655048" calcext:value-type="float">
            <text:p>0.6349076247</text:p>
          </table:table-cell>
          <table:table-cell table:formula="of:=[.D32]/([.B32]+[.D32])" office:value-type="float" office:value="0.795730795585092" calcext:value-type="float">
            <text:p>0.7957307956</text:p>
          </table:table-cell>
          <table:table-cell table:formula="of:=([.E32]+(2*[.F32]))/(2*([.C32]+[.E32]+[.F32]))" office:value-type="float" office:value="0.3974748671288" calcext:value-type="float">
            <text:p>0.3974748671</text:p>
          </table:table-cell>
          <table:table-cell table:formula="of:=([.P32]*[.Q32])+((1-[.P32])*[.R32])" office:value-type="float" office:value="0.650330592669775" calcext:value-type="float">
            <text:p>0.6503305927</text:p>
          </table:table-cell>
          <table:table-cell table:formula="of:=[.S32]=[.M32]" office:value-type="boolean" office:boolean-value="true" calcext:value-type="boolean">
            <text:p>TRUE</text:p>
          </table:table-cell>
          <table:table-cell/>
          <table:table-cell table:formula="of:=(2*[.E32])/[.H32]" office:value-type="float" office:value="0.174870921588256" calcext:value-type="float">
            <text:p>0.1748709216</text:p>
          </table:table-cell>
          <table:table-cell table:formula="of:=(2*[.F32])/[.H32]" office:value-type="float" office:value="0.0576795825858448" calcext:value-type="float">
            <text:p>0.0576795826</text:p>
          </table:table-cell>
        </table:table-row>
        <table:table-row table:style-name="ro1">
          <table:table-cell office:value-type="float" office:value="1.99202957854508" calcext:value-type="float">
            <text:p>1.9920295785</text:p>
          </table:table-cell>
          <table:table-cell office:value-type="float" office:value="0.000814711705264931" calcext:value-type="float">
            <text:p>0.0008147117</text:p>
          </table:table-cell>
          <table:table-cell office:value-type="float" office:value="0.000261519534102028" calcext:value-type="float">
            <text:p>0.0002615195</text:p>
          </table:table-cell>
          <table:table-cell office:value-type="float" office:value="0.00636350780412349" calcext:value-type="float">
            <text:p>0.0063635078</text:p>
          </table:table-cell>
          <table:table-cell office:value-type="float" office:value="0.0006918277716125" calcext:value-type="float">
            <text:p>0.0006918278</text:p>
          </table:table-cell>
          <table:table-cell office:value-type="float" office:value="0.000457542939591263" calcext:value-type="float">
            <text:p>0.0004575429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797042145491852" calcext:value-type="float">
            <text:p>0.0079704215</text:p>
          </table:table-cell>
          <table:table-cell table:formula="of:=([.J33]/[.I33])*100" office:value-type="float" office:value="0.398521072745926" calcext:value-type="float">
            <text:p>0.3985210727</text:p>
          </table:table-cell>
          <table:table-cell/>
          <table:table-cell table:formula="of:=[.J33]/[.H33]" office:value-type="float" office:value="0.797042145491851" calcext:value-type="float">
            <text:p>0.7970421455</text:p>
          </table:table-cell>
          <table:table-cell table:formula="of:=([.B33]+[.D33])/([.C33]+[.E33]+[.F33])" office:value-type="float" office:value="5.08772353715766" calcext:value-type="float">
            <text:p>5.0877235372</text:p>
          </table:table-cell>
          <table:table-cell table:formula="of:=([.B33]+[.D33])/(2*[.C33]+2*[.E33]+2*[.F33])" office:value-type="float" office:value="2.54386176857883" calcext:value-type="float">
            <text:p>2.5438617686</text:p>
          </table:table-cell>
          <table:table-cell table:formula="of:=([.B33]+[.D33])/([.B33]+(2*[.C33])+[.D33]+(2*[.E33])+(2*[.F33]))" office:value-type="float" office:value="0.717821950938842" calcext:value-type="float">
            <text:p>0.7178219509</text:p>
          </table:table-cell>
          <table:table-cell table:formula="of:=[.D33]/([.B33]+[.D33])" office:value-type="float" office:value="0.886502258087905" calcext:value-type="float">
            <text:p>0.8865022581</text:p>
          </table:table-cell>
          <table:table-cell table:formula="of:=([.E33]+(2*[.F33]))/(2*([.C33]+[.E33]+[.F33]))" office:value-type="float" office:value="0.569467985245993" calcext:value-type="float">
            <text:p>0.5694679852</text:p>
          </table:table-cell>
          <table:table-cell table:formula="of:=([.P33]*[.Q33])+((1-[.P33])*[.R33])" office:value-type="float" office:value="0.797042145491851" calcext:value-type="float">
            <text:p>0.7970421455</text:p>
          </table:table-cell>
          <table:table-cell table:formula="of:=[.S33]=[.M33]" office:value-type="boolean" office:boolean-value="true" calcext:value-type="boolean">
            <text:p>TRUE</text:p>
          </table:table-cell>
          <table:table-cell/>
          <table:table-cell table:formula="of:=(2*[.E33])/[.H33]" office:value-type="float" office:value="0.1383655543225" calcext:value-type="float">
            <text:p>0.1383655543</text:p>
          </table:table-cell>
          <table:table-cell table:formula="of:=(2*[.F33])/[.H33]" office:value-type="float" office:value="0.0915085879182526" calcext:value-type="float">
            <text:p>0.0915085879</text:p>
          </table:table-cell>
        </table:table-row>
        <table:table-row table:style-name="ro1">
          <table:table-cell office:value-type="float" office:value="2.99141696262462" calcext:value-type="float">
            <text:p>2.9914169626</text:p>
          </table:table-cell>
          <table:table-cell office:value-type="float" office:value="0.000592065751826768" calcext:value-type="float">
            <text:p>0.0005920658</text:p>
          </table:table-cell>
          <table:table-cell office:value-type="float" office:value="0.00013811349066756" calcext:value-type="float">
            <text:p>0.0001381135</text:p>
          </table:table-cell>
          <table:table-cell office:value-type="float" office:value="0.00694454400490748" calcext:value-type="float">
            <text:p>0.006944544</text:p>
          </table:table-cell>
          <table:table-cell office:value-type="float" office:value="0.000548669891460314" calcext:value-type="float">
            <text:p>0.0005486699</text:p>
          </table:table-cell>
          <table:table-cell office:value-type="float" office:value="0.000544911739505003" calcext:value-type="float">
            <text:p>0.0005449117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85830373753778" calcext:value-type="float">
            <text:p>0.0085830374</text:p>
          </table:table-cell>
          <table:table-cell table:formula="of:=([.J34]/[.I34])*100" office:value-type="float" office:value="0.286101245845927" calcext:value-type="float">
            <text:p>0.2861012458</text:p>
          </table:table-cell>
          <table:table-cell/>
          <table:table-cell table:formula="of:=[.J34]/[.H34]" office:value-type="float" office:value="0.85830373753778" calcext:value-type="float">
            <text:p>0.8583037375</text:p>
          </table:table-cell>
          <table:table-cell table:formula="of:=([.B34]+[.D34])/([.C34]+[.E34]+[.F34])" office:value-type="float" office:value="6.11889226835846" calcext:value-type="float">
            <text:p>6.1188922684</text:p>
          </table:table-cell>
          <table:table-cell table:formula="of:=([.B34]+[.D34])/(2*[.C34]+2*[.E34]+2*[.F34])" office:value-type="float" office:value="3.05944613417923" calcext:value-type="float">
            <text:p>3.0594461342</text:p>
          </table:table-cell>
          <table:table-cell table:formula="of:=([.B34]+[.D34])/([.B34]+(2*[.C34])+[.D34]+(2*[.E34])+(2*[.F34]))" office:value-type="float" office:value="0.753660975673425" calcext:value-type="float">
            <text:p>0.7536609757</text:p>
          </table:table-cell>
          <table:table-cell table:formula="of:=[.D34]/([.B34]+[.D34])" office:value-type="float" office:value="0.921441368076975" calcext:value-type="float">
            <text:p>0.9214413681</text:p>
          </table:table-cell>
          <table:table-cell table:formula="of:=([.E34]+(2*[.F34]))/(2*([.C34]+[.E34]+[.F34]))" office:value-type="float" office:value="0.665137557863404" calcext:value-type="float">
            <text:p>0.6651375579</text:p>
          </table:table-cell>
          <table:table-cell table:formula="of:=([.P34]*[.Q34])+((1-[.P34])*[.R34])" office:value-type="float" office:value="0.85830373753778" calcext:value-type="float">
            <text:p>0.8583037375</text:p>
          </table:table-cell>
          <table:table-cell table:formula="of:=[.S34]=[.M34]" office:value-type="boolean" office:boolean-value="true" calcext:value-type="boolean">
            <text:p>TRUE</text:p>
          </table:table-cell>
          <table:table-cell/>
          <table:table-cell table:formula="of:=(2*[.E34])/[.H34]" office:value-type="float" office:value="0.109733978292063" calcext:value-type="float">
            <text:p>0.1097339783</text:p>
          </table:table-cell>
          <table:table-cell table:formula="of:=(2*[.F34])/[.H34]" office:value-type="float" office:value="0.108982347901001" calcext:value-type="float">
            <text:p>0.1089823479</text:p>
          </table:table-cell>
        </table:table-row>
        <table:table-row table:style-name="ro1">
          <table:table-cell office:value-type="float" office:value="4.99087834787038" calcext:value-type="float">
            <text:p>4.9908783479</text:p>
          </table:table-cell>
          <table:table-cell office:value-type="float" office:value="0.000382082193519719" calcext:value-type="float">
            <text:p>0.0003820822</text:p>
          </table:table-cell>
          <table:table-cell office:value-type="float" office:value="0.0000575188002263069" calcext:value-type="float">
            <text:p>5.75188002263069E-05</text:p>
          </table:table-cell>
          <table:table-cell office:value-type="float" office:value="0.00747705585298474" calcext:value-type="float">
            <text:p>0.0074770559</text:p>
          </table:table-cell>
          <table:table-cell office:value-type="float" office:value="0.000381228076408503" calcext:value-type="float">
            <text:p>0.0003812281</text:p>
          </table:table-cell>
          <table:table-cell office:value-type="float" office:value="0.000631684100112961" calcext:value-type="float">
            <text:p>0.0006316841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912165212961916" calcext:value-type="float">
            <text:p>0.0091216521</text:p>
          </table:table-cell>
          <table:table-cell table:formula="of:=([.J35]/[.I35])*100" office:value-type="float" office:value="0.182433042592383" calcext:value-type="float">
            <text:p>0.1824330426</text:p>
          </table:table-cell>
          <table:table-cell/>
          <table:table-cell table:formula="of:=[.J35]/[.H35]" office:value-type="float" office:value="0.912165212961916" calcext:value-type="float">
            <text:p>0.912165213</text:p>
          </table:table-cell>
          <table:table-cell table:formula="of:=([.B35]+[.D35])/([.C35]+[.E35]+[.F35])" office:value-type="float" office:value="7.34203159028752" calcext:value-type="float">
            <text:p>7.3420315903</text:p>
          </table:table-cell>
          <table:table-cell table:formula="of:=([.B35]+[.D35])/(2*[.C35]+2*[.E35]+2*[.F35])" office:value-type="float" office:value="3.67101579514376" calcext:value-type="float">
            <text:p>3.6710157951</text:p>
          </table:table-cell>
          <table:table-cell table:formula="of:=([.B35]+[.D35])/([.B35]+(2*[.C35])+[.D35]+(2*[.E35])+(2*[.F35]))" office:value-type="float" office:value="0.785913804650446" calcext:value-type="float">
            <text:p>0.7859138047</text:p>
          </table:table-cell>
          <table:table-cell table:formula="of:=[.D35]/([.B35]+[.D35])" office:value-type="float" office:value="0.951383702479986" calcext:value-type="float">
            <text:p>0.9513837025</text:p>
          </table:table-cell>
          <table:table-cell table:formula="of:=([.E35]+(2*[.F35]))/(2*([.C35]+[.E35]+[.F35]))" office:value-type="float" office:value="0.768193518479401" calcext:value-type="float">
            <text:p>0.7681935185</text:p>
          </table:table-cell>
          <table:table-cell table:formula="of:=([.P35]*[.Q35])+((1-[.P35])*[.R35])" office:value-type="float" office:value="0.912165212961916" calcext:value-type="float">
            <text:p>0.912165213</text:p>
          </table:table-cell>
          <table:table-cell table:formula="of:=[.S35]=[.M35]" office:value-type="boolean" office:boolean-value="true" calcext:value-type="boolean">
            <text:p>TRUE</text:p>
          </table:table-cell>
          <table:table-cell/>
          <table:table-cell table:formula="of:=(2*[.E35])/[.H35]" office:value-type="float" office:value="0.0762456152817006" calcext:value-type="float">
            <text:p>0.0762456153</text:p>
          </table:table-cell>
          <table:table-cell table:formula="of:=(2*[.F35])/[.H35]" office:value-type="float" office:value="0.126336820022592" calcext:value-type="float">
            <text:p>0.12633682</text:p>
          </table:table-cell>
        </table:table-row>
        <table:table-row table:style-name="ro1">
          <table:table-cell office:value-type="float" office:value="7.99055758023593" calcext:value-type="float">
            <text:p>7.9905575802</text:p>
          </table:table-cell>
          <table:table-cell office:value-type="float" office:value="0.000249144597486739" calcext:value-type="float">
            <text:p>0.0002491446</text:p>
          </table:table-cell>
          <table:table-cell office:value-type="float" office:value="0.0000244567739999908" calcext:value-type="float">
            <text:p>2.44567739999908E-05</text:p>
          </table:table-cell>
          <table:table-cell office:value-type="float" office:value="0.0078059434721802" calcext:value-type="float">
            <text:p>0.0078059435</text:p>
          </table:table-cell>
          <table:table-cell office:value-type="float" office:value="0.000259522090440331" calcext:value-type="float">
            <text:p>0.0002595221</text:p>
          </table:table-cell>
          <table:table-cell office:value-type="float" office:value="0.000688477100726211" calcext:value-type="float">
            <text:p>0.0006884771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944241976407295" calcext:value-type="float">
            <text:p>0.0094424198</text:p>
          </table:table-cell>
          <table:table-cell table:formula="of:=([.J36]/[.I36])*100" office:value-type="float" office:value="0.118030247050912" calcext:value-type="float">
            <text:p>0.1180302471</text:p>
          </table:table-cell>
          <table:table-cell/>
          <table:table-cell table:formula="of:=[.J36]/[.H36]" office:value-type="float" office:value="0.944241976407295" calcext:value-type="float">
            <text:p>0.9442419764</text:p>
          </table:table-cell>
          <table:table-cell table:formula="of:=([.B36]+[.D36])/([.C36]+[.E36]+[.F36])" office:value-type="float" office:value="8.28324197516492" calcext:value-type="float">
            <text:p>8.2832419752</text:p>
          </table:table-cell>
          <table:table-cell table:formula="of:=([.B36]+[.D36])/(2*[.C36]+2*[.E36]+2*[.F36])" office:value-type="float" office:value="4.14162098758246" calcext:value-type="float">
            <text:p>4.1416209876</text:p>
          </table:table-cell>
          <table:table-cell table:formula="of:=([.B36]+[.D36])/([.B36]+(2*[.C36])+[.D36]+(2*[.E36])+(2*[.F36]))" office:value-type="float" office:value="0.805508806966694" calcext:value-type="float">
            <text:p>0.805508807</text:p>
          </table:table-cell>
          <table:table-cell table:formula="of:=[.D36]/([.B36]+[.D36])" office:value-type="float" office:value="0.969069910181995" calcext:value-type="float">
            <text:p>0.9690699102</text:p>
          </table:table-cell>
          <table:table-cell table:formula="of:=([.E36]+(2*[.F36]))/(2*([.C36]+[.E36]+[.F36]))" office:value-type="float" office:value="0.841414084807689" calcext:value-type="float">
            <text:p>0.8414140848</text:p>
          </table:table-cell>
          <table:table-cell table:formula="of:=([.P36]*[.Q36])+((1-[.P36])*[.R36])" office:value-type="float" office:value="0.944241976407295" calcext:value-type="float">
            <text:p>0.9442419764</text:p>
          </table:table-cell>
          <table:table-cell table:formula="of:=[.S36]=[.M36]" office:value-type="boolean" office:boolean-value="true" calcext:value-type="boolean">
            <text:p>TRUE</text:p>
          </table:table-cell>
          <table:table-cell/>
          <table:table-cell table:formula="of:=(2*[.E36])/[.H36]" office:value-type="float" office:value="0.0519044180880662" calcext:value-type="float">
            <text:p>0.0519044181</text:p>
          </table:table-cell>
          <table:table-cell table:formula="of:=(2*[.F36])/[.H36]" office:value-type="float" office:value="0.137695420145242" calcext:value-type="float">
            <text:p>0.1376954201</text:p>
          </table:table-cell>
        </table:table-row>
        <table:table-row table:style-name="ro1">
          <table:table-cell office:value-type="float" office:value="9.99044811933928" calcext:value-type="float">
            <text:p>9.9904481193</text:p>
          </table:table-cell>
          <table:table-cell office:value-type="float" office:value="0.000202195296703308" calcext:value-type="float">
            <text:p>0.0002021953</text:p>
          </table:table-cell>
          <table:table-cell table:style-name="ce1" office:value-type="float" office:value="0.00001610787757552" calcext:value-type="float">
            <text:p>1.61E-05</text:p>
          </table:table-cell>
          <table:table-cell office:value-type="float" office:value="0.00792050477864183" calcext:value-type="float">
            <text:p>0.0079205048</text:p>
          </table:table-cell>
          <table:table-cell office:value-type="float" office:value="0.000213708287426637" calcext:value-type="float">
            <text:p>0.0002137083</text:p>
          </table:table-cell>
          <table:table-cell office:value-type="float" office:value="0.000708833797325276" calcext:value-type="float">
            <text:p>0.0007088338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955188066071902" calcext:value-type="float">
            <text:p>0.0095518807</text:p>
          </table:table-cell>
          <table:table-cell table:formula="of:=([.J37]/[.I37])*100" office:value-type="float" office:value="0.0955188066071902" calcext:value-type="float">
            <text:p>0.0955188066</text:p>
          </table:table-cell>
          <table:table-cell/>
          <table:table-cell table:formula="of:=[.J37]/[.H37]" office:value-type="float" office:value="0.955188066071901" calcext:value-type="float">
            <text:p>0.9551880661</text:p>
          </table:table-cell>
          <table:table-cell table:formula="of:=([.B37]+[.D37])/([.C37]+[.E37]+[.F37])" office:value-type="float" office:value="8.65359868039036" calcext:value-type="float">
            <text:p>8.6535986804</text:p>
          </table:table-cell>
          <table:table-cell table:formula="of:=([.B37]+[.D37])/(2*[.C37]+2*[.E37]+2*[.F37])" office:value-type="float" office:value="4.32679934019518" calcext:value-type="float">
            <text:p>4.3267993402</text:p>
          </table:table-cell>
          <table:table-cell table:formula="of:=([.B37]+[.D37])/([.B37]+(2*[.C37])+[.D37]+(2*[.E37])+(2*[.F37]))" office:value-type="float" office:value="0.812270007534513" calcext:value-type="float">
            <text:p>0.8122700075</text:p>
          </table:table-cell>
          <table:table-cell table:formula="of:=[.D37]/([.B37]+[.D37])" office:value-type="float" office:value="0.975107378725329" calcext:value-type="float">
            <text:p>0.9751073787</text:p>
          </table:table-cell>
          <table:table-cell table:formula="of:=([.E37]+(2*[.F37]))/(2*([.C37]+[.E37]+[.F37]))" office:value-type="float" office:value="0.86900119722591" calcext:value-type="float">
            <text:p>0.8690011972</text:p>
          </table:table-cell>
          <table:table-cell table:formula="of:=([.P37]*[.Q37])+((1-[.P37])*[.R37])" office:value-type="float" office:value="0.955188066071901" calcext:value-type="float">
            <text:p>0.9551880661</text:p>
          </table:table-cell>
          <table:table-cell table:formula="of:=[.S37]=[.M37]" office:value-type="boolean" office:boolean-value="true" calcext:value-type="boolean">
            <text:p>TRUE</text:p>
          </table:table-cell>
          <table:table-cell/>
          <table:table-cell table:formula="of:=(2*[.E37])/[.H37]" office:value-type="float" office:value="0.0427416574853274" calcext:value-type="float">
            <text:p>0.0427416575</text:p>
          </table:table-cell>
          <table:table-cell table:formula="of:=(2*[.F37])/[.H37]" office:value-type="float" office:value="0.141766759465055" calcext:value-type="float">
            <text:p>0.141766759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0.00946435018357888" calcext:value-type="float">
            <text:p>0.0094643502</text:p>
          </table:table-cell>
          <table:table-cell office:value-type="float" office:value="0.00729267659987302" calcext:value-type="float">
            <text:p>0.0072926766</text:p>
          </table:table-cell>
          <table:table-cell office:value-type="float" office:value="0.0209541540041922" calcext:value-type="float">
            <text:p>0.020954154</text:p>
          </table:table-cell>
          <table:table-cell office:value-type="float" office:value="0.000270629165302932" calcext:value-type="float">
            <text:p>0.0002706292</text:p>
          </table:table-cell>
          <table:table-cell office:value-type="float" office:value="0.000263365575321508" calcext:value-type="float">
            <text:p>0.0002633656</text:p>
          </table:table-cell>
          <table:table-cell table:style-name="ce1" office:value-type="float" office:value="0.000000827537898339301" calcext:value-type="float">
            <text:p>8.28E-07</text:p>
          </table:table-cell>
          <table:table-cell/>
          <table:table-cell table:formula="of:=[.B40]+(2*[.C40])+[.D40]+(2*[.E40])+(2*[.F40])" office:value-type="float" office:value="0.05" calcext:value-type="float">
            <text:p>0.05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0535649816421119" calcext:value-type="float">
            <text:p>0.0005356498</text:p>
          </table:table-cell>
          <table:table-cell table:formula="of:=([.J40]/[.I40])*100" office:value-type="float" office:value="5.35649816421119" calcext:value-type="float">
            <text:p>5.3564981642</text:p>
          </table:table-cell>
          <table:table-cell/>
          <table:table-cell table:formula="of:=[.J40]/[.H40]" office:value-type="float" office:value="0.0107129963284224" calcext:value-type="float">
            <text:p>0.0107129963</text:p>
          </table:table-cell>
          <table:table-cell table:formula="of:=([.B40]+[.D40])/([.C40]+[.E40]+[.F40])" office:value-type="float" office:value="0.35645122229947" calcext:value-type="float">
            <text:p>0.3564512223</text:p>
          </table:table-cell>
          <table:table-cell table:formula="of:=([.B40]+[.D40])/(2*[.C40]+2*[.E40]+2*[.F40])" office:value-type="float" office:value="0.178225611149735" calcext:value-type="float">
            <text:p>0.1782256111</text:p>
          </table:table-cell>
          <table:table-cell table:formula="of:=([.B40]+[.D40])/([.B40]+(2*[.C40])+[.D40]+(2*[.E40])+(2*[.F40]))" office:value-type="float" office:value="0.151266115303519" calcext:value-type="float">
            <text:p>0.1512661153</text:p>
          </table:table-cell>
          <table:table-cell table:formula="of:=[.D40]/([.B40]+[.D40])" office:value-type="float" office:value="0.0357818622842146" calcext:value-type="float">
            <text:p>0.0357818623</text:p>
          </table:table-cell>
          <table:table-cell table:formula="of:=([.E40]+(2*[.F40]))/(2*([.C40]+[.E40]+[.F40]))" office:value-type="float" office:value="0.00624508237262052" calcext:value-type="float">
            <text:p>0.0062450824</text:p>
          </table:table-cell>
          <table:table-cell table:formula="of:=([.P40]*[.Q40])+((1-[.P40])*[.R40])" office:value-type="float" office:value="0.0107129963284224" calcext:value-type="float">
            <text:p>0.0107129963</text:p>
          </table:table-cell>
          <table:table-cell table:formula="of:=[.S40]=[.M40]" office:value-type="boolean" office:boolean-value="true" calcext:value-type="boolean">
            <text:p>TRUE</text:p>
          </table:table-cell>
          <table:table-cell/>
          <table:table-cell table:formula="of:=(2*[.E40])/[.H40]" office:value-type="float" office:value="0.0105346230128603" calcext:value-type="float">
            <text:p>0.010534623</text:p>
          </table:table-cell>
          <table:table-cell table:formula="of:=(2*[.F40])/[.H40]" office:value-type="float" office:value="0.000033101515933572" calcext:value-type="float">
            <text:p>3.3101515933572E-05</text:p>
          </table:table-cell>
        </table:table-row>
        <table:table-row table:style-name="ro1">
          <table:table-cell office:value-type="float" office:value="0.0189386183707778" calcext:value-type="float">
            <text:p>0.0189386184</text:p>
          </table:table-cell>
          <table:table-cell office:value-type="float" office:value="0.0072299669625132" calcext:value-type="float">
            <text:p>0.007229967</text:p>
          </table:table-cell>
          <table:table-cell office:value-type="float" office:value="0.0205953343779387" calcext:value-type="float">
            <text:p>0.0205953344</text:p>
          </table:table-cell>
          <table:table-cell office:value-type="float" office:value="0.000536885219319702" calcext:value-type="float">
            <text:p>0.0005368852</text:p>
          </table:table-cell>
          <table:table-cell office:value-type="float" office:value="0.000517982652387109" calcext:value-type="float">
            <text:p>0.0005179827</text:p>
          </table:table-cell>
          <table:table-cell table:style-name="ce1" office:value-type="float" office:value="0.00000325687875771258" calcext:value-type="float">
            <text:p>3.26E-06</text:p>
          </table:table-cell>
          <table:table-cell/>
          <table:table-cell table:formula="of:=[.B41]+(2*[.C41])+[.D41]+(2*[.E41])+(2*[.F41])" office:value-type="float" office:value="0.05" calcext:value-type="float">
            <text:p>0.05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106138162922224" calcext:value-type="float">
            <text:p>0.0010613816</text:p>
          </table:table-cell>
          <table:table-cell table:formula="of:=([.J41]/[.I41])*100" office:value-type="float" office:value="5.30690814611117" calcext:value-type="float">
            <text:p>5.3069081461</text:p>
          </table:table-cell>
          <table:table-cell/>
          <table:table-cell table:formula="of:=[.J41]/[.H41]" office:value-type="float" office:value="0.0212276325844447" calcext:value-type="float">
            <text:p>0.0212276326</text:p>
          </table:table-cell>
          <table:table-cell table:formula="of:=([.B41]+[.D41])/([.C41]+[.E41]+[.F41])" office:value-type="float" office:value="0.367808348800934" calcext:value-type="float">
            <text:p>0.3678083488</text:p>
          </table:table-cell>
          <table:table-cell table:formula="of:=([.B41]+[.D41])/(2*[.C41]+2*[.E41]+2*[.F41])" office:value-type="float" office:value="0.183904174400467" calcext:value-type="float">
            <text:p>0.1839041744</text:p>
          </table:table-cell>
          <table:table-cell table:formula="of:=([.B41]+[.D41])/([.B41]+(2*[.C41])+[.D41]+(2*[.E41])+(2*[.F41]))" office:value-type="float" office:value="0.155337043636658" calcext:value-type="float">
            <text:p>0.1553370436</text:p>
          </table:table-cell>
          <table:table-cell table:formula="of:=[.D41]/([.B41]+[.D41])" office:value-type="float" office:value="0.0691252011433289" calcext:value-type="float">
            <text:p>0.0691252011</text:p>
          </table:table-cell>
          <table:table-cell table:formula="of:=([.E41]+(2*[.F41]))/(2*([.C41]+[.E41]+[.F41]))" office:value-type="float" office:value="0.0124190697828334" calcext:value-type="float">
            <text:p>0.0124190698</text:p>
          </table:table-cell>
          <table:table-cell table:formula="of:=([.P41]*[.Q41])+((1-[.P41])*[.R41])" office:value-type="float" office:value="0.0212276325844447" calcext:value-type="float">
            <text:p>0.0212276326</text:p>
          </table:table-cell>
          <table:table-cell table:formula="of:=[.S41]=[.M41]" office:value-type="boolean" office:boolean-value="true" calcext:value-type="boolean">
            <text:p>TRUE</text:p>
          </table:table-cell>
          <table:table-cell/>
          <table:table-cell table:formula="of:=(2*[.E41])/[.H41]" office:value-type="float" office:value="0.0207193060954844" calcext:value-type="float">
            <text:p>0.0207193061</text:p>
          </table:table-cell>
          <table:table-cell table:formula="of:=(2*[.F41])/[.H41]" office:value-type="float" office:value="0.000130275150308503" calcext:value-type="float">
            <text:p>0.0001302752</text:p>
          </table:table-cell>
        </table:table-row>
        <table:table-row table:style-name="ro1">
          <table:table-cell office:value-type="float" office:value="0.0284225621115346" calcext:value-type="float">
            <text:p>0.0284225621</text:p>
          </table:table-cell>
          <table:table-cell office:value-type="float" office:value="0.00716822699709803" calcext:value-type="float">
            <text:p>0.007168227</text:p>
          </table:table-cell>
          <table:table-cell office:value-type="float" office:value="0.0202450904430785" calcext:value-type="float">
            <text:p>0.0202450904</text:p>
          </table:table-cell>
          <table:table-cell office:value-type="float" office:value="0.000798862097431078" calcext:value-type="float">
            <text:p>0.0007988621</text:p>
          </table:table-cell>
          <table:table-cell office:value-type="float" office:value="0.000764154228279659" calcext:value-type="float">
            <text:p>0.0007641542</text:p>
          </table:table-cell>
          <table:table-cell table:style-name="ce1" office:value-type="float" office:value="0.00000721078137733537" calcext:value-type="float">
            <text:p>7.21E-06</text:p>
          </table:table-cell>
          <table:table-cell/>
          <table:table-cell table:formula="of:=[.B42]+(2*[.C42])+[.D42]+(2*[.E42])+(2*[.F42])" office:value-type="float" office:value="0.0500000000000001" calcext:value-type="float">
            <text:p>0.05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157743788846541" calcext:value-type="float">
            <text:p>0.0015774379</text:p>
          </table:table-cell>
          <table:table-cell table:formula="of:=([.J42]/[.I42])*100" office:value-type="float" office:value="5.25812629488469" calcext:value-type="float">
            <text:p>5.2581262949</text:p>
          </table:table-cell>
          <table:table-cell/>
          <table:table-cell table:formula="of:=[.J42]/[.H42]" office:value-type="float" office:value="0.0315487577693081" calcext:value-type="float">
            <text:p>0.0315487578</text:p>
          </table:table-cell>
          <table:table-cell table:formula="of:=([.B42]+[.D42])/([.C42]+[.E42]+[.F42])" office:value-type="float" office:value="0.3790881441662" calcext:value-type="float">
            <text:p>0.3790881442</text:p>
          </table:table-cell>
          <table:table-cell table:formula="of:=([.B42]+[.D42])/(2*[.C42]+2*[.E42]+2*[.F42])" office:value-type="float" office:value="0.1895440720831" calcext:value-type="float">
            <text:p>0.1895440721</text:p>
          </table:table-cell>
          <table:table-cell table:formula="of:=([.B42]+[.D42])/([.B42]+(2*[.C42])+[.D42]+(2*[.E42])+(2*[.F42]))" office:value-type="float" office:value="0.159341781890582" calcext:value-type="float">
            <text:p>0.1593417819</text:p>
          </table:table-cell>
          <table:table-cell table:formula="of:=[.D42]/([.B42]+[.D42])" office:value-type="float" office:value="0.100270260311215" calcext:value-type="float">
            <text:p>0.1002702603</text:p>
          </table:table-cell>
          <table:table-cell table:formula="of:=([.E42]+(2*[.F42]))/(2*([.C42]+[.E42]+[.F42]))" office:value-type="float" office:value="0.0185230043378459" calcext:value-type="float">
            <text:p>0.0185230043</text:p>
          </table:table-cell>
          <table:table-cell table:formula="of:=([.P42]*[.Q42])+((1-[.P42])*[.R42])" office:value-type="float" office:value="0.0315487577693081" calcext:value-type="float">
            <text:p>0.0315487578</text:p>
          </table:table-cell>
          <table:table-cell table:formula="of:=[.S42]=[.M42]" office:value-type="boolean" office:boolean-value="true" calcext:value-type="boolean">
            <text:p>TRUE</text:p>
          </table:table-cell>
          <table:table-cell/>
          <table:table-cell table:formula="of:=(2*[.E42])/[.H42]" office:value-type="float" office:value="0.0305661691311863" calcext:value-type="float">
            <text:p>0.0305661691</text:p>
          </table:table-cell>
          <table:table-cell table:formula="of:=(2*[.F42])/[.H42]" office:value-type="float" office:value="0.000288431255093414" calcext:value-type="float">
            <text:p>0.0002884313</text:p>
          </table:table-cell>
        </table:table-row>
        <table:table-row table:style-name="ro1">
          <table:table-cell office:value-type="float" office:value="0.047418540891968" calcext:value-type="float">
            <text:p>0.0474185409</text:p>
          </table:table-cell>
          <table:table-cell office:value-type="float" office:value="0.00704757656474225" calcext:value-type="float">
            <text:p>0.0070475766</text:p>
          </table:table-cell>
          <table:table-cell office:value-type="float" office:value="0.0195693241617463" calcext:value-type="float">
            <text:p>0.0195693242</text:p>
          </table:table-cell>
          <table:table-cell office:value-type="float" office:value="0.00131034251209359" calcext:value-type="float">
            <text:p>0.0013103425</text:p>
          </table:table-cell>
          <table:table-cell office:value-type="float" office:value="0.0012323160037333" calcext:value-type="float">
            <text:p>0.001232316</text:p>
          </table:table-cell>
          <table:table-cell table:style-name="ce1" office:value-type="float" office:value="0.0000194002961025316" calcext:value-type="float">
            <text:p>1.94E-05</text:p>
          </table:table-cell>
          <table:table-cell/>
          <table:table-cell table:formula="of:=[.B43]+(2*[.C43])+[.D43]+(2*[.E43])+(2*[.F43])" office:value-type="float" office:value="0.0500000000000001" calcext:value-type="float">
            <text:p>0.05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258145910803195" calcext:value-type="float">
            <text:p>0.0025814591</text:p>
          </table:table-cell>
          <table:table-cell table:formula="of:=([.J43]/[.I43])*100" office:value-type="float" office:value="5.16291821606391" calcext:value-type="float">
            <text:p>5.1629182161</text:p>
          </table:table-cell>
          <table:table-cell/>
          <table:table-cell table:formula="of:=[.J43]/[.H43]" office:value-type="float" office:value="0.051629182160639" calcext:value-type="float">
            <text:p>0.0516291822</text:p>
          </table:table-cell>
          <table:table-cell table:formula="of:=([.B43]+[.D43])/([.C43]+[.E43]+[.F43])" office:value-type="float" office:value="0.401416974922912" calcext:value-type="float">
            <text:p>0.4014169749</text:p>
          </table:table-cell>
          <table:table-cell table:formula="of:=([.B43]+[.D43])/(2*[.C43]+2*[.E43]+2*[.F43])" office:value-type="float" office:value="0.200708487461456" calcext:value-type="float">
            <text:p>0.2007084875</text:p>
          </table:table-cell>
          <table:table-cell table:formula="of:=([.B43]+[.D43])/([.B43]+(2*[.C43])+[.D43]+(2*[.E43])+(2*[.F43]))" office:value-type="float" office:value="0.167158381536716" calcext:value-type="float">
            <text:p>0.1671583815</text:p>
          </table:table-cell>
          <table:table-cell table:formula="of:=[.D43]/([.B43]+[.D43])" office:value-type="float" office:value="0.156778559357584" calcext:value-type="float">
            <text:p>0.1567785594</text:p>
          </table:table-cell>
          <table:table-cell table:formula="of:=([.E43]+(2*[.F43]))/(2*([.C43]+[.E43]+[.F43]))" office:value-type="float" office:value="0.0305248097059261" calcext:value-type="float">
            <text:p>0.0305248097</text:p>
          </table:table-cell>
          <table:table-cell table:formula="of:=([.P43]*[.Q43])+((1-[.P43])*[.R43])" office:value-type="float" office:value="0.051629182160639" calcext:value-type="float">
            <text:p>0.0516291822</text:p>
          </table:table-cell>
          <table:table-cell table:formula="of:=[.S43]=[.M43]" office:value-type="boolean" office:boolean-value="true" calcext:value-type="boolean">
            <text:p>TRUE</text:p>
          </table:table-cell>
          <table:table-cell/>
          <table:table-cell table:formula="of:=(2*[.E43])/[.H43]" office:value-type="float" office:value="0.0492926401493319" calcext:value-type="float">
            <text:p>0.0492926401</text:p>
          </table:table-cell>
          <table:table-cell table:formula="of:=(2*[.F43])/[.H43]" office:value-type="float" office:value="0.000776011844101262" calcext:value-type="float">
            <text:p>0.0007760118</text:p>
          </table:table-cell>
        </table:table-row>
        <table:table-row table:style-name="ro1">
          <table:table-cell office:value-type="float" office:value="0.0759794018152739" calcext:value-type="float">
            <text:p>0.0759794018</text:p>
          </table:table-cell>
          <table:table-cell office:value-type="float" office:value="0.0068733886714661" calcext:value-type="float">
            <text:p>0.0068733887</text:p>
          </table:table-cell>
          <table:table-cell office:value-type="float" office:value="0.0186139279006412" calcext:value-type="float">
            <text:p>0.0186139279</text:p>
          </table:table-cell>
          <table:table-cell office:value-type="float" office:value="0.00204768719799105" calcext:value-type="float">
            <text:p>0.0020476872</text:p>
          </table:table-cell>
          <table:table-cell office:value-type="float" office:value="0.00187815734252542" calcext:value-type="float">
            <text:p>0.0018781573</text:p>
          </table:table-cell>
          <table:table-cell office:value-type="float" office:value="0.0000473768221048151" calcext:value-type="float">
            <text:p>4.73768221048151E-05</text:p>
          </table:table-cell>
          <table:table-cell/>
          <table:table-cell table:formula="of:=[.B44]+(2*[.C44])+[.D44]+(2*[.E44])+(2*[.F44])" office:value-type="float" office:value="0.05" calcext:value-type="float">
            <text:p>0.05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40205981847261" calcext:value-type="float">
            <text:p>0.0040205982</text:p>
          </table:table-cell>
          <table:table-cell table:formula="of:=([.J44]/[.I44])*100" office:value-type="float" office:value="5.02574773090763" calcext:value-type="float">
            <text:p>5.0257477309</text:p>
          </table:table-cell>
          <table:table-cell/>
          <table:table-cell table:formula="of:=[.J44]/[.H44]" office:value-type="float" office:value="0.080411963694522" calcext:value-type="float">
            <text:p>0.0804119637</text:p>
          </table:table-cell>
          <table:table-cell table:formula="of:=([.B44]+[.D44])/([.C44]+[.E44]+[.F44])" office:value-type="float" office:value="0.434338340561562" calcext:value-type="float">
            <text:p>0.4343383406</text:p>
          </table:table-cell>
          <table:table-cell table:formula="of:=([.B44]+[.D44])/(2*[.C44]+2*[.E44]+2*[.F44])" office:value-type="float" office:value="0.217169170280781" calcext:value-type="float">
            <text:p>0.2171691703</text:p>
          </table:table-cell>
          <table:table-cell table:formula="of:=([.B44]+[.D44])/([.B44]+(2*[.C44])+[.D44]+(2*[.E44])+(2*[.F44]))" office:value-type="float" office:value="0.178421517389143" calcext:value-type="float">
            <text:p>0.1784215174</text:p>
          </table:table-cell>
          <table:table-cell table:formula="of:=[.D44]/([.B44]+[.D44])" office:value-type="float" office:value="0.229533660284368" calcext:value-type="float">
            <text:p>0.2295336603</text:p>
          </table:table-cell>
          <table:table-cell table:formula="of:=([.E44]+(2*[.F44]))/(2*([.C44]+[.E44]+[.F44]))" office:value-type="float" office:value="0.0480273285752428" calcext:value-type="float">
            <text:p>0.0480273286</text:p>
          </table:table-cell>
          <table:table-cell table:formula="of:=([.P44]*[.Q44])+((1-[.P44])*[.R44])" office:value-type="float" office:value="0.080411963694522" calcext:value-type="float">
            <text:p>0.0804119637</text:p>
          </table:table-cell>
          <table:table-cell table:formula="of:=[.S44]=[.M44]" office:value-type="boolean" office:boolean-value="true" calcext:value-type="boolean">
            <text:p>TRUE</text:p>
          </table:table-cell>
          <table:table-cell/>
          <table:table-cell table:formula="of:=(2*[.E44])/[.H44]" office:value-type="float" office:value="0.0751262937010168" calcext:value-type="float">
            <text:p>0.0751262937</text:p>
          </table:table-cell>
          <table:table-cell table:formula="of:=(2*[.F44])/[.H44]" office:value-type="float" office:value="0.0018950728841926" calcext:value-type="float">
            <text:p>0.0018950729</text:p>
          </table:table-cell>
        </table:table-row>
        <table:table-row table:style-name="ro1">
          <table:table-cell office:value-type="float" office:value="0.0950621213677027" calcext:value-type="float">
            <text:p>0.0950621214</text:p>
          </table:table-cell>
          <table:table-cell office:value-type="float" office:value="0.00676157653160607" calcext:value-type="float">
            <text:p>0.0067615765</text:p>
          </table:table-cell>
          <table:table-cell office:value-type="float" office:value="0.0180132533739498" calcext:value-type="float">
            <text:p>0.0180132534</text:p>
          </table:table-cell>
          <table:table-cell office:value-type="float" office:value="0.00252030042063631" calcext:value-type="float">
            <text:p>0.0025203004</text:p>
          </table:table-cell>
          <table:table-cell office:value-type="float" office:value="0.002274038088197" calcext:value-type="float">
            <text:p>0.0022740381</text:p>
          </table:table-cell>
          <table:table-cell office:value-type="float" office:value="0.0000717700617320073" calcext:value-type="float">
            <text:p>7.17700617320073E-05</text:p>
          </table:table-cell>
          <table:table-cell/>
          <table:table-cell table:formula="of:=[.B45]+(2*[.C45])+[.D45]+(2*[.E45])+(2*[.F45])" office:value-type="float" office:value="0.05" calcext:value-type="float">
            <text:p>0.05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0493787863229732" calcext:value-type="float">
            <text:p>0.0049378786</text:p>
          </table:table-cell>
          <table:table-cell table:formula="of:=([.J45]/[.I45])*100" office:value-type="float" office:value="4.93787863229732" calcext:value-type="float">
            <text:p>4.9378786323</text:p>
          </table:table-cell>
          <table:table-cell/>
          <table:table-cell table:formula="of:=[.J45]/[.H45]" office:value-type="float" office:value="0.0987575726459465" calcext:value-type="float">
            <text:p>0.0987575726</text:p>
          </table:table-cell>
          <table:table-cell table:formula="of:=([.B45]+[.D45])/([.C45]+[.E45]+[.F45])" office:value-type="float" office:value="0.455908880738723" calcext:value-type="float">
            <text:p>0.4559088807</text:p>
          </table:table-cell>
          <table:table-cell table:formula="of:=([.B45]+[.D45])/(2*[.C45]+2*[.E45]+2*[.F45])" office:value-type="float" office:value="0.227954440369361" calcext:value-type="float">
            <text:p>0.2279544404</text:p>
          </table:table-cell>
          <table:table-cell table:formula="of:=([.B45]+[.D45])/([.B45]+(2*[.C45])+[.D45]+(2*[.E45])+(2*[.F45]))" office:value-type="float" office:value="0.185637539044848" calcext:value-type="float">
            <text:p>0.185637539</text:p>
          </table:table-cell>
          <table:table-cell table:formula="of:=[.D45]/([.B45]+[.D45])" office:value-type="float" office:value="0.27152917816126" calcext:value-type="float">
            <text:p>0.2715291782</text:p>
          </table:table-cell>
          <table:table-cell table:formula="of:=([.E45]+(2*[.F45]))/(2*([.C45]+[.E45]+[.F45]))" office:value-type="float" office:value="0.0593735179989873" calcext:value-type="float">
            <text:p>0.059373518</text:p>
          </table:table-cell>
          <table:table-cell table:formula="of:=([.P45]*[.Q45])+((1-[.P45])*[.R45])" office:value-type="float" office:value="0.0987575726459465" calcext:value-type="float">
            <text:p>0.0987575726</text:p>
          </table:table-cell>
          <table:table-cell table:formula="of:=[.S45]=[.M45]" office:value-type="boolean" office:boolean-value="true" calcext:value-type="boolean">
            <text:p>TRUE</text:p>
          </table:table-cell>
          <table:table-cell/>
          <table:table-cell table:formula="of:=(2*[.E45])/[.H45]" office:value-type="float" office:value="0.09096152352788" calcext:value-type="float">
            <text:p>0.0909615235</text:p>
          </table:table-cell>
          <table:table-cell table:formula="of:=(2*[.F45])/[.H45]" office:value-type="float" office:value="0.00287080246928029" calcext:value-type="float">
            <text:p>0.0028708025</text:p>
          </table:table-cell>
        </table:table-row>
        <table:table-row table:style-name="ro1">
          <table:table-cell office:value-type="float" office:value="0.190925560710453" calcext:value-type="float">
            <text:p>0.1909255607</text:p>
          </table:table-cell>
          <table:table-cell office:value-type="float" office:value="0.00624934129622914" calcext:value-type="float">
            <text:p>0.0062493413</text:p>
          </table:table-cell>
          <table:table-cell office:value-type="float" office:value="0.0153873810548815" calcext:value-type="float">
            <text:p>0.0153873811</text:p>
          </table:table-cell>
          <table:table-cell office:value-type="float" office:value="0.00467837640392092" calcext:value-type="float">
            <text:p>0.0046783764</text:p>
          </table:table-cell>
          <table:table-cell office:value-type="float" office:value="0.00390145730446075" calcext:value-type="float">
            <text:p>0.0039014573</text:p>
          </table:table-cell>
          <table:table-cell office:value-type="float" office:value="0.000247302790582764" calcext:value-type="float">
            <text:p>0.0002473028</text:p>
          </table:table-cell>
          <table:table-cell/>
          <table:table-cell table:formula="of:=[.B46]+(2*[.C46])+[.D46]+(2*[.E46])+(2*[.F46])" office:value-type="float" office:value="0.0500000000000001" calcext:value-type="float">
            <text:p>0.05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090744392895472" calcext:value-type="float">
            <text:p>0.0090744393</text:p>
          </table:table-cell>
          <table:table-cell table:formula="of:=([.J46]/[.I46])*100" office:value-type="float" office:value="4.53721964477359" calcext:value-type="float">
            <text:p>4.5372196448</text:p>
          </table:table-cell>
          <table:table-cell/>
          <table:table-cell table:formula="of:=[.J46]/[.H46]" office:value-type="float" office:value="0.181488785790944" calcext:value-type="float">
            <text:p>0.1814887858</text:p>
          </table:table-cell>
          <table:table-cell table:formula="of:=([.B46]+[.D46])/([.C46]+[.E46]+[.F46])" office:value-type="float" office:value="0.559359067703706" calcext:value-type="float">
            <text:p>0.5593590677</text:p>
          </table:table-cell>
          <table:table-cell table:formula="of:=([.B46]+[.D46])/(2*[.C46]+2*[.E46]+2*[.F46])" office:value-type="float" office:value="0.279679533851853" calcext:value-type="float">
            <text:p>0.2796795339</text:p>
          </table:table-cell>
          <table:table-cell table:formula="of:=([.B46]+[.D46])/([.B46]+(2*[.C46])+[.D46]+(2*[.E46])+(2*[.F46]))" office:value-type="float" office:value="0.218554354003001" calcext:value-type="float">
            <text:p>0.218554354</text:p>
          </table:table-cell>
          <table:table-cell table:formula="of:=[.D46]/([.B46]+[.D46])" office:value-type="float" office:value="0.428120174064954" calcext:value-type="float">
            <text:p>0.4281201741</text:p>
          </table:table-cell>
          <table:table-cell table:formula="of:=([.E46]+(2*[.F46]))/(2*([.C46]+[.E46]+[.F46]))" office:value-type="float" office:value="0.112511034085233" calcext:value-type="float">
            <text:p>0.1125110341</text:p>
          </table:table-cell>
          <table:table-cell table:formula="of:=([.P46]*[.Q46])+((1-[.P46])*[.R46])" office:value-type="float" office:value="0.181488785790944" calcext:value-type="float">
            <text:p>0.1814887858</text:p>
          </table:table-cell>
          <table:table-cell table:formula="of:=[.S46]=[.M46]" office:value-type="boolean" office:boolean-value="true" calcext:value-type="boolean">
            <text:p>TRUE</text:p>
          </table:table-cell>
          <table:table-cell/>
          <table:table-cell table:formula="of:=(2*[.E46])/[.H46]" office:value-type="float" office:value="0.15605829217843" calcext:value-type="float">
            <text:p>0.1560582922</text:p>
          </table:table-cell>
          <table:table-cell table:formula="of:=(2*[.F46])/[.H46]" office:value-type="float" office:value="0.00989211162331054" calcext:value-type="float">
            <text:p>0.0098921116</text:p>
          </table:table-cell>
        </table:table-row>
        <table:table-row table:style-name="ro1">
          <table:table-cell office:value-type="float" office:value="0.287423680148098" calcext:value-type="float">
            <text:p>0.2874236801</text:p>
          </table:table-cell>
          <table:table-cell office:value-type="float" office:value="0.00580473224219029" calcext:value-type="float">
            <text:p>0.0058047322</text:p>
          </table:table-cell>
          <table:table-cell office:value-type="float" office:value="0.0132757970629883" calcext:value-type="float">
            <text:p>0.0132757971</text:p>
          </table:table-cell>
          <table:table-cell office:value-type="float" office:value="0.00654186503053597" calcext:value-type="float">
            <text:p>0.006541865</text:p>
          </table:table-cell>
          <table:table-cell office:value-type="float" office:value="0.00506735377993124" calcext:value-type="float">
            <text:p>0.0050673538</text:p>
          </table:table-cell>
          <table:table-cell office:value-type="float" office:value="0.00048355052071735" calcext:value-type="float">
            <text:p>0.0004835505</text:p>
          </table:table-cell>
          <table:table-cell/>
          <table:table-cell table:formula="of:=[.B47]+(2*[.C47])+[.D47]+(2*[.E47])+(2*[.F47])" office:value-type="float" office:value="0.05" calcext:value-type="float">
            <text:p>0.05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125763198519019" calcext:value-type="float">
            <text:p>0.0125763199</text:p>
          </table:table-cell>
          <table:table-cell table:formula="of:=([.J47]/[.I47])*100" office:value-type="float" office:value="4.19210661730064" calcext:value-type="float">
            <text:p>4.1921066173</text:p>
          </table:table-cell>
          <table:table-cell/>
          <table:table-cell table:formula="of:=[.J47]/[.H47]" office:value-type="float" office:value="0.251526397038038" calcext:value-type="float">
            <text:p>0.251526397</text:p>
          </table:table-cell>
          <table:table-cell table:formula="of:=([.B47]+[.D47])/([.C47]+[.E47]+[.F47])" office:value-type="float" office:value="0.655802470876458" calcext:value-type="float">
            <text:p>0.6558024709</text:p>
          </table:table-cell>
          <table:table-cell table:formula="of:=([.B47]+[.D47])/(2*[.C47]+2*[.E47]+2*[.F47])" office:value-type="float" office:value="0.327901235438229" calcext:value-type="float">
            <text:p>0.3279012354</text:p>
          </table:table-cell>
          <table:table-cell table:formula="of:=([.B47]+[.D47])/([.B47]+(2*[.C47])+[.D47]+(2*[.E47])+(2*[.F47]))" office:value-type="float" office:value="0.246931945454525" calcext:value-type="float">
            <text:p>0.2469319455</text:p>
          </table:table-cell>
          <table:table-cell table:formula="of:=[.D47]/([.B47]+[.D47])" office:value-type="float" office:value="0.529851657588849" calcext:value-type="float">
            <text:p>0.5298516576</text:p>
          </table:table-cell>
          <table:table-cell table:formula="of:=([.E47]+(2*[.F47]))/(2*([.C47]+[.E47]+[.F47]))" office:value-type="float" office:value="0.16026320024976" calcext:value-type="float">
            <text:p>0.1602632002</text:p>
          </table:table-cell>
          <table:table-cell table:formula="of:=([.P47]*[.Q47])+((1-[.P47])*[.R47])" office:value-type="float" office:value="0.251526397038038" calcext:value-type="float">
            <text:p>0.251526397</text:p>
          </table:table-cell>
          <table:table-cell table:formula="of:=[.S47]=[.M47]" office:value-type="boolean" office:boolean-value="true" calcext:value-type="boolean">
            <text:p>TRUE</text:p>
          </table:table-cell>
          <table:table-cell/>
          <table:table-cell table:formula="of:=(2*[.E47])/[.H47]" office:value-type="float" office:value="0.202694151197249" calcext:value-type="float">
            <text:p>0.2026941512</text:p>
          </table:table-cell>
          <table:table-cell table:formula="of:=(2*[.F47])/[.H47]" office:value-type="float" office:value="0.019342020828694" calcext:value-type="float">
            <text:p>0.0193420208</text:p>
          </table:table-cell>
        </table:table-row>
        <table:table-row table:style-name="ro1">
          <table:table-cell office:value-type="float" office:value="0.481847923886578" calcext:value-type="float">
            <text:p>0.4818479239</text:p>
          </table:table-cell>
          <table:table-cell office:value-type="float" office:value="0.00507361785054677" calcext:value-type="float">
            <text:p>0.0050736179</text:p>
          </table:table-cell>
          <table:table-cell office:value-type="float" office:value="0.0101421896487944" calcext:value-type="float">
            <text:p>0.0101421896</text:p>
          </table:table-cell>
          <table:table-cell office:value-type="float" office:value="0.00958571664551688" calcext:value-type="float">
            <text:p>0.0095857166</text:p>
          </table:table-cell>
          <table:table-cell office:value-type="float" office:value="0.00648992673844239" calcext:value-type="float">
            <text:p>0.0064899267</text:p>
          </table:table-cell>
          <table:table-cell office:value-type="float" office:value="0.00103821636473136" calcext:value-type="float">
            <text:p>0.0010382164</text:p>
          </table:table-cell>
          <table:table-cell/>
          <table:table-cell table:formula="of:=[.B48]+(2*[.C48])+[.D48]+(2*[.E48])+(2*[.F48])" office:value-type="float" office:value="0.05" calcext:value-type="float">
            <text:p>0.05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18152076113422" calcext:value-type="float">
            <text:p>0.0181520761</text:p>
          </table:table-cell>
          <table:table-cell table:formula="of:=([.J48]/[.I48])*100" office:value-type="float" office:value="3.6304152226844" calcext:value-type="float">
            <text:p>3.6304152227</text:p>
          </table:table-cell>
          <table:table-cell/>
          <table:table-cell table:formula="of:=[.J48]/[.H48]" office:value-type="float" office:value="0.36304152226844" calcext:value-type="float">
            <text:p>0.3630415223</text:p>
          </table:table-cell>
          <table:table-cell table:formula="of:=([.B48]+[.D48])/([.C48]+[.E48]+[.F48])" office:value-type="float" office:value="0.829601496577979" calcext:value-type="float">
            <text:p>0.8296014966</text:p>
          </table:table-cell>
          <table:table-cell table:formula="of:=([.B48]+[.D48])/(2*[.C48]+2*[.E48]+2*[.F48])" office:value-type="float" office:value="0.414800748288989" calcext:value-type="float">
            <text:p>0.4148007483</text:p>
          </table:table-cell>
          <table:table-cell table:formula="of:=([.B48]+[.D48])/([.B48]+(2*[.C48])+[.D48]+(2*[.E48])+(2*[.F48]))" office:value-type="float" office:value="0.293186689921273" calcext:value-type="float">
            <text:p>0.2931866899</text:p>
          </table:table-cell>
          <table:table-cell table:formula="of:=[.D48]/([.B48]+[.D48])" office:value-type="float" office:value="0.653898486871341" calcext:value-type="float">
            <text:p>0.6538984869</text:p>
          </table:table-cell>
          <table:table-cell table:formula="of:=([.E48]+(2*[.F48]))/(2*([.C48]+[.E48]+[.F48]))" office:value-type="float" office:value="0.242393835706093" calcext:value-type="float">
            <text:p>0.2423938357</text:p>
          </table:table-cell>
          <table:table-cell table:formula="of:=([.P48]*[.Q48])+((1-[.P48])*[.R48])" office:value-type="float" office:value="0.36304152226844" calcext:value-type="float">
            <text:p>0.3630415223</text:p>
          </table:table-cell>
          <table:table-cell table:formula="of:=[.S48]=[.M48]" office:value-type="boolean" office:boolean-value="true" calcext:value-type="boolean">
            <text:p>TRUE</text:p>
          </table:table-cell>
          <table:table-cell/>
          <table:table-cell table:formula="of:=(2*[.E48])/[.H48]" office:value-type="float" office:value="0.259597069537696" calcext:value-type="float">
            <text:p>0.2595970695</text:p>
          </table:table-cell>
          <table:table-cell table:formula="of:=(2*[.F48])/[.H48]" office:value-type="float" office:value="0.0415286545892544" calcext:value-type="float">
            <text:p>0.0415286546</text:p>
          </table:table-cell>
        </table:table-row>
        <table:table-row table:style-name="ro1">
          <table:table-cell office:value-type="float" office:value="0.775898417058171" calcext:value-type="float">
            <text:p>0.7758984171</text:p>
          </table:table-cell>
          <table:table-cell office:value-type="float" office:value="0.00425737128678636" calcext:value-type="float">
            <text:p>0.0042573713</text:p>
          </table:table-cell>
          <table:table-cell office:value-type="float" office:value="0.00714133284777985" calcext:value-type="float">
            <text:p>0.0071413328</text:p>
          </table:table-cell>
          <table:table-cell office:value-type="float" office:value="0.0129521908452483" calcext:value-type="float">
            <text:p>0.0129521908</text:p>
          </table:table-cell>
          <table:table-cell office:value-type="float" office:value="0.00735838007582506" calcext:value-type="float">
            <text:p>0.0073583801</text:p>
          </table:table-cell>
          <table:table-cell office:value-type="float" office:value="0.00189550601037776" calcext:value-type="float">
            <text:p>0.001895506</text:p>
          </table:table-cell>
          <table:table-cell/>
          <table:table-cell table:formula="of:=[.B49]+(2*[.C49])+[.D49]+(2*[.E49])+(2*[.F49])" office:value-type="float" office:value="0.05" calcext:value-type="float">
            <text:p>0.05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241015829418289" calcext:value-type="float">
            <text:p>0.0241015829</text:p>
          </table:table-cell>
          <table:table-cell table:formula="of:=([.J49]/[.I49])*100" office:value-type="float" office:value="3.01269786772861" calcext:value-type="float">
            <text:p>3.0126978677</text:p>
          </table:table-cell>
          <table:table-cell/>
          <table:table-cell table:formula="of:=[.J49]/[.H49]" office:value-type="float" office:value="0.482031658836578" calcext:value-type="float">
            <text:p>0.4820316588</text:p>
          </table:table-cell>
          <table:table-cell table:formula="of:=([.B49]+[.D49])/([.C49]+[.E49]+[.F49])" office:value-type="float" office:value="1.04966955313808" calcext:value-type="float">
            <text:p>1.0496695531</text:p>
          </table:table-cell>
          <table:table-cell table:formula="of:=([.B49]+[.D49])/(2*[.C49]+2*[.E49]+2*[.F49])" office:value-type="float" office:value="0.524834776569042" calcext:value-type="float">
            <text:p>0.5248347766</text:p>
          </table:table-cell>
          <table:table-cell table:formula="of:=([.B49]+[.D49])/([.B49]+(2*[.C49])+[.D49]+(2*[.E49])+(2*[.F49]))" office:value-type="float" office:value="0.344191242640693" calcext:value-type="float">
            <text:p>0.3441912426</text:p>
          </table:table-cell>
          <table:table-cell table:formula="of:=[.D49]/([.B49]+[.D49])" office:value-type="float" office:value="0.752615943733891" calcext:value-type="float">
            <text:p>0.7526159437</text:p>
          </table:table-cell>
          <table:table-cell table:formula="of:=([.E49]+(2*[.F49]))/(2*([.C49]+[.E49]+[.F49]))" office:value-type="float" office:value="0.340019616129402" calcext:value-type="float">
            <text:p>0.3400196161</text:p>
          </table:table-cell>
          <table:table-cell table:formula="of:=([.P49]*[.Q49])+((1-[.P49])*[.R49])" office:value-type="float" office:value="0.482031658836578" calcext:value-type="float">
            <text:p>0.4820316588</text:p>
          </table:table-cell>
          <table:table-cell table:formula="of:=[.S49]=[.M49]" office:value-type="boolean" office:boolean-value="true" calcext:value-type="boolean">
            <text:p>TRUE</text:p>
          </table:table-cell>
          <table:table-cell/>
          <table:table-cell table:formula="of:=(2*[.E49])/[.H49]" office:value-type="float" office:value="0.294335203033002" calcext:value-type="float">
            <text:p>0.294335203</text:p>
          </table:table-cell>
          <table:table-cell table:formula="of:=(2*[.F49])/[.H49]" office:value-type="float" office:value="0.0758202404151104" calcext:value-type="float">
            <text:p>0.0758202404</text:p>
          </table:table-cell>
        </table:table-row>
        <table:table-row table:style-name="ro1">
          <table:table-cell office:value-type="float" office:value="0.972980359573508" calcext:value-type="float">
            <text:p>0.9729803596</text:p>
          </table:table-cell>
          <table:table-cell office:value-type="float" office:value="0.00384127000719525" calcext:value-type="float">
            <text:p>0.00384127</text:p>
          </table:table-cell>
          <table:table-cell office:value-type="float" office:value="0.00581360997566206" calcext:value-type="float">
            <text:p>0.00581361</text:p>
          </table:table-cell>
          <table:table-cell office:value-type="float" office:value="0.0146546601497263" calcext:value-type="float">
            <text:p>0.0146546601</text:p>
          </table:table-cell>
          <table:table-cell office:value-type="float" office:value="0.00751186961498886" calcext:value-type="float">
            <text:p>0.0075118696</text:p>
          </table:table-cell>
          <table:table-cell office:value-type="float" office:value="0.00242655533088831" calcext:value-type="float">
            <text:p>0.0024265553</text:p>
          </table:table-cell>
          <table:table-cell/>
          <table:table-cell table:formula="of:=[.B50]+(2*[.C50])+[.D50]+(2*[.E50])+(2*[.F50])" office:value-type="float" office:value="0.05" calcext:value-type="float">
            <text:p>0.05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270196404264918" calcext:value-type="float">
            <text:p>0.0270196404</text:p>
          </table:table-cell>
          <table:table-cell table:formula="of:=([.J50]/[.I50])*100" office:value-type="float" office:value="2.70196404264918" calcext:value-type="float">
            <text:p>2.7019640426</text:p>
          </table:table-cell>
          <table:table-cell/>
          <table:table-cell table:formula="of:=[.J50]/[.H50]" office:value-type="float" office:value="0.540392808529835" calcext:value-type="float">
            <text:p>0.5403928085</text:p>
          </table:table-cell>
          <table:table-cell table:formula="of:=([.B50]+[.D50])/([.C50]+[.E50]+[.F50])" office:value-type="float" office:value="1.17419306451831" calcext:value-type="float">
            <text:p>1.1741930645</text:p>
          </table:table-cell>
          <table:table-cell table:formula="of:=([.B50]+[.D50])/(2*[.C50]+2*[.E50]+2*[.F50])" office:value-type="float" office:value="0.587096532259154" calcext:value-type="float">
            <text:p>0.5870965323</text:p>
          </table:table-cell>
          <table:table-cell table:formula="of:=([.B50]+[.D50])/([.B50]+(2*[.C50])+[.D50]+(2*[.E50])+(2*[.F50]))" office:value-type="float" office:value="0.369918603138431" calcext:value-type="float">
            <text:p>0.3699186031</text:p>
          </table:table-cell>
          <table:table-cell table:formula="of:=[.D50]/([.B50]+[.D50])" office:value-type="float" office:value="0.792318095137391" calcext:value-type="float">
            <text:p>0.7923180951</text:p>
          </table:table-cell>
          <table:table-cell table:formula="of:=([.E50]+(2*[.F50]))/(2*([.C50]+[.E50]+[.F50]))" office:value-type="float" office:value="0.392488346374146" calcext:value-type="float">
            <text:p>0.3924883464</text:p>
          </table:table-cell>
          <table:table-cell table:formula="of:=([.P50]*[.Q50])+((1-[.P50])*[.R50])" office:value-type="float" office:value="0.540392808529835" calcext:value-type="float">
            <text:p>0.5403928085</text:p>
          </table:table-cell>
          <table:table-cell table:formula="of:=[.S50]=[.M50]" office:value-type="boolean" office:boolean-value="true" calcext:value-type="boolean">
            <text:p>TRUE</text:p>
          </table:table-cell>
          <table:table-cell/>
          <table:table-cell table:formula="of:=(2*[.E50])/[.H50]" office:value-type="float" office:value="0.300474784599554" calcext:value-type="float">
            <text:p>0.3004747846</text:p>
          </table:table-cell>
          <table:table-cell table:formula="of:=(2*[.F50])/[.H50]" office:value-type="float" office:value="0.0970622132355324" calcext:value-type="float">
            <text:p>0.0970622132</text:p>
          </table:table-cell>
        </table:table-row>
        <table:table-row table:style-name="ro1">
          <table:table-cell office:value-type="float" office:value="1.96456172792738" calcext:value-type="float">
            <text:p>1.9645617279</text:p>
          </table:table-cell>
          <table:table-cell office:value-type="float" office:value="0.00256978202830567" calcext:value-type="float">
            <text:p>0.002569782</text:p>
          </table:table-cell>
          <table:table-cell office:value-type="float" office:value="0.00260188919116222" calcext:value-type="float">
            <text:p>0.0026018892</text:p>
          </table:table-cell>
          <table:table-cell office:value-type="float" office:value="0.0197951505493676" calcext:value-type="float">
            <text:p>0.0197951505</text:p>
          </table:table-cell>
          <table:table-cell office:value-type="float" office:value="0.00678816751675225" calcext:value-type="float">
            <text:p>0.0067881675</text:p>
          </table:table-cell>
          <table:table-cell office:value-type="float" office:value="0.00442747700324889" calcext:value-type="float">
            <text:p>0.004427477</text:p>
          </table:table-cell>
          <table:table-cell/>
          <table:table-cell table:formula="of:=[.B51]+(2*[.C51])+[.D51]+(2*[.E51])+(2*[.F51])" office:value-type="float" office:value="0.05" calcext:value-type="float">
            <text:p>0.05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354382720726176" calcext:value-type="float">
            <text:p>0.0354382721</text:p>
          </table:table-cell>
          <table:table-cell table:formula="of:=([.J51]/[.I51])*100" office:value-type="float" office:value="1.77191360363088" calcext:value-type="float">
            <text:p>1.7719136036</text:p>
          </table:table-cell>
          <table:table-cell/>
          <table:table-cell table:formula="of:=[.J51]/[.H51]" office:value-type="float" office:value="0.708765441452353" calcext:value-type="float">
            <text:p>0.7087654415</text:p>
          </table:table-cell>
          <table:table-cell table:formula="of:=([.B51]+[.D51])/([.C51]+[.E51]+[.F51])" office:value-type="float" office:value="1.61859077351875" calcext:value-type="float">
            <text:p>1.6185907735</text:p>
          </table:table-cell>
          <table:table-cell table:formula="of:=([.B51]+[.D51])/(2*[.C51]+2*[.E51]+2*[.F51])" office:value-type="float" office:value="0.809295386759374" calcext:value-type="float">
            <text:p>0.8092953868</text:p>
          </table:table-cell>
          <table:table-cell table:formula="of:=([.B51]+[.D51])/([.B51]+(2*[.C51])+[.D51]+(2*[.E51])+(2*[.F51]))" office:value-type="float" office:value="0.447298651553466" calcext:value-type="float">
            <text:p>0.4472986516</text:p>
          </table:table-cell>
          <table:table-cell table:formula="of:=[.D51]/([.B51]+[.D51])" office:value-type="float" office:value="0.885097707342473" calcext:value-type="float">
            <text:p>0.8850977073</text:p>
          </table:table-cell>
          <table:table-cell table:formula="of:=([.E51]+(2*[.F51]))/(2*([.C51]+[.E51]+[.F51]))" office:value-type="float" office:value="0.566060552130651" calcext:value-type="float">
            <text:p>0.5660605521</text:p>
          </table:table-cell>
          <table:table-cell table:formula="of:=([.P51]*[.Q51])+((1-[.P51])*[.R51])" office:value-type="float" office:value="0.708765441452353" calcext:value-type="float">
            <text:p>0.7087654415</text:p>
          </table:table-cell>
          <table:table-cell table:formula="of:=[.S51]=[.M51]" office:value-type="boolean" office:boolean-value="true" calcext:value-type="boolean">
            <text:p>TRUE</text:p>
          </table:table-cell>
          <table:table-cell/>
          <table:table-cell table:formula="of:=(2*[.E51])/[.H51]" office:value-type="float" office:value="0.27152670067009" calcext:value-type="float">
            <text:p>0.2715267007</text:p>
          </table:table-cell>
          <table:table-cell table:formula="of:=(2*[.F51])/[.H51]" office:value-type="float" office:value="0.177099080129956" calcext:value-type="float">
            <text:p>0.1770990801</text:p>
          </table:table-cell>
        </table:table-row>
        <table:table-row table:style-name="ro1">
          <table:table-cell office:value-type="float" office:value="2.96059640589813" calcext:value-type="float">
            <text:p>2.9605964059</text:p>
          </table:table-cell>
          <table:table-cell office:value-type="float" office:value="0.00192610679727093" calcext:value-type="float">
            <text:p>0.0019261068</text:p>
          </table:table-cell>
          <table:table-cell office:value-type="float" office:value="0.00146169563343032" calcext:value-type="float">
            <text:p>0.0014616956</text:p>
          </table:table-cell>
          <table:table-cell office:value-type="float" office:value="0.0223592078814564" calcext:value-type="float">
            <text:p>0.0223592079</text:p>
          </table:table-cell>
          <table:table-cell office:value-type="float" office:value="0.00574690783399385" calcext:value-type="float">
            <text:p>0.0057469078</text:p>
          </table:table-cell>
          <table:table-cell office:value-type="float" office:value="0.00564873919321219" calcext:value-type="float">
            <text:p>0.0056487392</text:p>
          </table:table-cell>
          <table:table-cell/>
          <table:table-cell table:formula="of:=[.B52]+(2*[.C52])+[.D52]+(2*[.E52])+(2*[.F52])" office:value-type="float" office:value="0.05" calcext:value-type="float">
            <text:p>0.05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394035941018746" calcext:value-type="float">
            <text:p>0.0394035941</text:p>
          </table:table-cell>
          <table:table-cell table:formula="of:=([.J52]/[.I52])*100" office:value-type="float" office:value="1.31345313672915" calcext:value-type="float">
            <text:p>1.3134531367</text:p>
          </table:table-cell>
          <table:table-cell/>
          <table:table-cell table:formula="of:=[.J52]/[.H52]" office:value-type="float" office:value="0.788071882037492" calcext:value-type="float">
            <text:p>0.788071882</text:p>
          </table:table-cell>
          <table:table-cell table:formula="of:=([.B52]+[.D52])/([.C52]+[.E52]+[.F52])" office:value-type="float" office:value="1.88882845543803" calcext:value-type="float">
            <text:p>1.8888284554</text:p>
          </table:table-cell>
          <table:table-cell table:formula="of:=([.B52]+[.D52])/(2*[.C52]+2*[.E52]+2*[.F52])" office:value-type="float" office:value="0.944414227719017" calcext:value-type="float">
            <text:p>0.9444142277</text:p>
          </table:table-cell>
          <table:table-cell table:formula="of:=([.B52]+[.D52])/([.B52]+(2*[.C52])+[.D52]+(2*[.E52])+(2*[.F52]))" office:value-type="float" office:value="0.485706293574546" calcext:value-type="float">
            <text:p>0.4857062936</text:p>
          </table:table-cell>
          <table:table-cell table:formula="of:=[.D52]/([.B52]+[.D52])" office:value-type="float" office:value="0.920688415087407" calcext:value-type="float">
            <text:p>0.9206884151</text:p>
          </table:table-cell>
          <table:table-cell table:formula="of:=([.E52]+(2*[.F52]))/(2*([.C52]+[.E52]+[.F52]))" office:value-type="float" office:value="0.662826941394383" calcext:value-type="float">
            <text:p>0.6628269414</text:p>
          </table:table-cell>
          <table:table-cell table:formula="of:=([.P52]*[.Q52])+((1-[.P52])*[.R52])" office:value-type="float" office:value="0.788071882037492" calcext:value-type="float">
            <text:p>0.788071882</text:p>
          </table:table-cell>
          <table:table-cell table:formula="of:=[.S52]=[.M52]" office:value-type="boolean" office:boolean-value="true" calcext:value-type="boolean">
            <text:p>TRUE</text:p>
          </table:table-cell>
          <table:table-cell/>
          <table:table-cell table:formula="of:=(2*[.E52])/[.H52]" office:value-type="float" office:value="0.229876313359754" calcext:value-type="float">
            <text:p>0.2298763134</text:p>
          </table:table-cell>
          <table:table-cell table:formula="of:=(2*[.F52])/[.H52]" office:value-type="float" office:value="0.225949567728487" calcext:value-type="float">
            <text:p>0.2259495677</text:p>
          </table:table-cell>
        </table:table-row>
        <table:table-row table:style-name="ro1">
          <table:table-cell office:value-type="float" office:value="4.95683155086079" calcext:value-type="float">
            <text:p>4.9568315509</text:p>
          </table:table-cell>
          <table:table-cell office:value-type="float" office:value="0.00128115745208333" calcext:value-type="float">
            <text:p>0.0012811575</text:p>
          </table:table-cell>
          <table:table-cell office:value-type="float" office:value="0.000646697580309284" calcext:value-type="float">
            <text:p>0.0006466976</text:p>
          </table:table-cell>
          <table:table-cell office:value-type="float" office:value="0.0249002386676997" calcext:value-type="float">
            <text:p>0.0249002387</text:p>
          </table:table-cell>
          <table:table-cell office:value-type="float" office:value="0.00425699824808349" calcext:value-type="float">
            <text:p>0.0042569982</text:p>
          </table:table-cell>
          <table:table-cell office:value-type="float" office:value="0.0070056061117157" calcext:value-type="float">
            <text:p>0.0070056061</text:p>
          </table:table-cell>
          <table:table-cell/>
          <table:table-cell table:formula="of:=[.B53]+(2*[.C53])+[.D53]+(2*[.E53])+(2*[.F53])" office:value-type="float" office:value="0.05" calcext:value-type="float">
            <text:p>0.05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431684491392146" calcext:value-type="float">
            <text:p>0.0431684491</text:p>
          </table:table-cell>
          <table:table-cell table:formula="of:=([.J53]/[.I53])*100" office:value-type="float" office:value="0.863368982784291" calcext:value-type="float">
            <text:p>0.8633689828</text:p>
          </table:table-cell>
          <table:table-cell/>
          <table:table-cell table:formula="of:=[.J53]/[.H53]" office:value-type="float" office:value="0.863368982784292" calcext:value-type="float">
            <text:p>0.8633689828</text:p>
          </table:table-cell>
          <table:table-cell table:formula="of:=([.B53]+[.D53])/([.C53]+[.E53]+[.F53])" office:value-type="float" office:value="2.19839888613527" calcext:value-type="float">
            <text:p>2.1983988861</text:p>
          </table:table-cell>
          <table:table-cell table:formula="of:=([.B53]+[.D53])/(2*[.C53]+2*[.E53]+2*[.F53])" office:value-type="float" office:value="1.09919944306763" calcext:value-type="float">
            <text:p>1.0991994431</text:p>
          </table:table-cell>
          <table:table-cell table:formula="of:=([.B53]+[.D53])/([.B53]+(2*[.C53])+[.D53]+(2*[.E53])+(2*[.F53]))" office:value-type="float" office:value="0.523627922395661" calcext:value-type="float">
            <text:p>0.5236279224</text:p>
          </table:table-cell>
          <table:table-cell table:formula="of:=[.D53]/([.B53]+[.D53])" office:value-type="float" office:value="0.951066114036781" calcext:value-type="float">
            <text:p>0.951066114</text:p>
          </table:table-cell>
          <table:table-cell table:formula="of:=([.E53]+(2*[.F53]))/(2*([.C53]+[.E53]+[.F53]))" office:value-type="float" office:value="0.766972344952927" calcext:value-type="float">
            <text:p>0.766972345</text:p>
          </table:table-cell>
          <table:table-cell table:formula="of:=([.P53]*[.Q53])+((1-[.P53])*[.R53])" office:value-type="float" office:value="0.863368982784292" calcext:value-type="float">
            <text:p>0.8633689828</text:p>
          </table:table-cell>
          <table:table-cell table:formula="of:=[.S53]=[.M53]" office:value-type="boolean" office:boolean-value="true" calcext:value-type="boolean">
            <text:p>TRUE</text:p>
          </table:table-cell>
          <table:table-cell/>
          <table:table-cell table:formula="of:=(2*[.E53])/[.H53]" office:value-type="float" office:value="0.17027992992334" calcext:value-type="float">
            <text:p>0.1702799299</text:p>
          </table:table-cell>
          <table:table-cell table:formula="of:=(2*[.F53])/[.H53]" office:value-type="float" office:value="0.280224244468628" calcext:value-type="float">
            <text:p>0.2802242445</text:p>
          </table:table-cell>
        </table:table-row>
        <table:table-row table:style-name="ro1">
          <table:table-cell office:value-type="float" office:value="7.95444555064708" calcext:value-type="float">
            <text:p>7.9544455506</text:p>
          </table:table-cell>
          <table:table-cell office:value-type="float" office:value="0.000852032962293831" calcext:value-type="float">
            <text:p>0.000852033</text:p>
          </table:table-cell>
          <table:table-cell office:value-type="float" office:value="0.000286028306521069" calcext:value-type="float">
            <text:p>0.0002860283</text:p>
          </table:table-cell>
          <table:table-cell office:value-type="float" office:value="0.0265743806890234" calcext:value-type="float">
            <text:p>0.0265743807</text:p>
          </table:table-cell>
          <table:table-cell office:value-type="float" office:value="0.00302146107173997" calcext:value-type="float">
            <text:p>0.0030214611</text:p>
          </table:table-cell>
          <table:table-cell office:value-type="float" office:value="0.00797930379608037" calcext:value-type="float">
            <text:p>0.0079793038</text:p>
          </table:table-cell>
          <table:table-cell/>
          <table:table-cell table:formula="of:=[.B54]+(2*[.C54])+[.D54]+(2*[.E54])+(2*[.F54])" office:value-type="float" office:value="0.05" calcext:value-type="float">
            <text:p>0.05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455544493529241" calcext:value-type="float">
            <text:p>0.0455544494</text:p>
          </table:table-cell>
          <table:table-cell table:formula="of:=([.J54]/[.I54])*100" office:value-type="float" office:value="0.569430616911551" calcext:value-type="float">
            <text:p>0.5694306169</text:p>
          </table:table-cell>
          <table:table-cell/>
          <table:table-cell table:formula="of:=[.J54]/[.H54]" office:value-type="float" office:value="0.911088987058481" calcext:value-type="float">
            <text:p>0.9110889871</text:p>
          </table:table-cell>
          <table:table-cell table:formula="of:=([.B54]+[.D54])/([.C54]+[.E54]+[.F54])" office:value-type="float" office:value="2.42995625308936" calcext:value-type="float">
            <text:p>2.4299562531</text:p>
          </table:table-cell>
          <table:table-cell table:formula="of:=([.B54]+[.D54])/(2*[.C54]+2*[.E54]+2*[.F54])" office:value-type="float" office:value="1.21497812654468" calcext:value-type="float">
            <text:p>1.2149781265</text:p>
          </table:table-cell>
          <table:table-cell table:formula="of:=([.B54]+[.D54])/([.B54]+(2*[.C54])+[.D54]+(2*[.E54])+(2*[.F54]))" office:value-type="float" office:value="0.548528273026344" calcext:value-type="float">
            <text:p>0.548528273</text:p>
          </table:table-cell>
          <table:table-cell table:formula="of:=[.D54]/([.B54]+[.D54])" office:value-type="float" office:value="0.968933854308257" calcext:value-type="float">
            <text:p>0.9689338543</text:p>
          </table:table-cell>
          <table:table-cell table:formula="of:=([.E54]+(2*[.F54]))/(2*([.C54]+[.E54]+[.F54]))" office:value-type="float" office:value="0.840808738617123" calcext:value-type="float">
            <text:p>0.8408087386</text:p>
          </table:table-cell>
          <table:table-cell table:formula="of:=([.P54]*[.Q54])+((1-[.P54])*[.R54])" office:value-type="float" office:value="0.911088987058481" calcext:value-type="float">
            <text:p>0.9110889871</text:p>
          </table:table-cell>
          <table:table-cell table:formula="of:=[.S54]=[.M54]" office:value-type="boolean" office:boolean-value="true" calcext:value-type="boolean">
            <text:p>TRUE</text:p>
          </table:table-cell>
          <table:table-cell/>
          <table:table-cell table:formula="of:=(2*[.E54])/[.H54]" office:value-type="float" office:value="0.120858442869599" calcext:value-type="float">
            <text:p>0.1208584429</text:p>
          </table:table-cell>
          <table:table-cell table:formula="of:=(2*[.F54])/[.H54]" office:value-type="float" office:value="0.319172151843214" calcext:value-type="float">
            <text:p>0.3191721518</text:p>
          </table:table-cell>
        </table:table-row>
        <table:table-row table:style-name="ro1">
          <table:table-cell office:value-type="float" office:value="9.95360409578844" calcext:value-type="float">
            <text:p>9.9536040958</text:p>
          </table:table-cell>
          <table:table-cell office:value-type="float" office:value="0.000696376098656196" calcext:value-type="float">
            <text:p>0.0006963761</text:p>
          </table:table-cell>
          <table:table-cell office:value-type="float" office:value="0.000191066230287172" calcext:value-type="float">
            <text:p>0.0001910662</text:p>
          </table:table-cell>
          <table:table-cell office:value-type="float" office:value="0.0271782232441382" calcext:value-type="float">
            <text:p>0.0271782232</text:p>
          </table:table-cell>
          <table:table-cell office:value-type="float" office:value="0.00252558722920512" calcext:value-type="float">
            <text:p>0.0025255872</text:p>
          </table:table-cell>
          <table:table-cell office:value-type="float" office:value="0.00834604686911049" calcext:value-type="float">
            <text:p>0.0083460469</text:p>
          </table:table-cell>
          <table:table-cell/>
          <table:table-cell table:formula="of:=[.B55]+(2*[.C55])+[.D55]+(2*[.E55])+(2*[.F55])" office:value-type="float" office:value="0.05" calcext:value-type="float">
            <text:p>0.05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463959042115643" calcext:value-type="float">
            <text:p>0.0463959042</text:p>
          </table:table-cell>
          <table:table-cell table:formula="of:=([.J55]/[.I55])*100" office:value-type="float" office:value="0.463959042115643" calcext:value-type="float">
            <text:p>0.4639590421</text:p>
          </table:table-cell>
          <table:table-cell/>
          <table:table-cell table:formula="of:=[.J55]/[.H55]" office:value-type="float" office:value="0.927918084231287" calcext:value-type="float">
            <text:p>0.9279180842</text:p>
          </table:table-cell>
          <table:table-cell table:formula="of:=([.B55]+[.D55])/([.C55]+[.E55]+[.F55])" office:value-type="float" office:value="2.51969216509682" calcext:value-type="float">
            <text:p>2.5196921651</text:p>
          </table:table-cell>
          <table:table-cell table:formula="of:=([.B55]+[.D55])/(2*[.C55]+2*[.E55]+2*[.F55])" office:value-type="float" office:value="1.25984608254841" calcext:value-type="float">
            <text:p>1.2598460825</text:p>
          </table:table-cell>
          <table:table-cell table:formula="of:=([.B55]+[.D55])/([.B55]+(2*[.C55])+[.D55]+(2*[.E55])+(2*[.F55]))" office:value-type="float" office:value="0.557491986855888" calcext:value-type="float">
            <text:p>0.5574919869</text:p>
          </table:table-cell>
          <table:table-cell table:formula="of:=[.D55]/([.B55]+[.D55])" office:value-type="float" office:value="0.975017538724329" calcext:value-type="float">
            <text:p>0.9750175387</text:p>
          </table:table-cell>
          <table:table-cell table:formula="of:=([.E55]+(2*[.F55]))/(2*([.C55]+[.E55]+[.F55]))" office:value-type="float" office:value="0.86858002099806" calcext:value-type="float">
            <text:p>0.868580021</text:p>
          </table:table-cell>
          <table:table-cell table:formula="of:=([.P55]*[.Q55])+((1-[.P55])*[.R55])" office:value-type="float" office:value="0.927918084231287" calcext:value-type="float">
            <text:p>0.9279180842</text:p>
          </table:table-cell>
          <table:table-cell table:formula="of:=[.S55]=[.M55]" office:value-type="boolean" office:boolean-value="true" calcext:value-type="boolean">
            <text:p>TRUE</text:p>
          </table:table-cell>
          <table:table-cell/>
          <table:table-cell table:formula="of:=(2*[.E55])/[.H55]" office:value-type="float" office:value="0.101023489168205" calcext:value-type="float">
            <text:p>0.1010234892</text:p>
          </table:table-cell>
          <table:table-cell table:formula="of:=(2*[.F55])/[.H55]" office:value-type="float" office:value="0.33384187476442" calcext:value-type="float">
            <text:p>0.3338418748</text:p>
          </table:table-cell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0])/[.H40]" office:value-type="float" office:value="0.000033101515933572" calcext:value-type="float">
            <text:p>3.3101515933572E-05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1])/[.H41]" office:value-type="float" office:value="0.000130275150308503" calcext:value-type="float">
            <text:p>0.0001302752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2])/[.H42]" office:value-type="float" office:value="0.000288431255093414" calcext:value-type="float">
            <text:p>0.0002884313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3])/[.H43]" office:value-type="float" office:value="0.000776011844101262" calcext:value-type="float">
            <text:p>0.0007760118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4])/[.H44]" office:value-type="float" office:value="0.0018950728841926" calcext:value-type="float">
            <text:p>0.0018950729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5])/[.H45]" office:value-type="float" office:value="0.00287080246928029" calcext:value-type="float">
            <text:p>0.0028708025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6])/[.H46]" office:value-type="float" office:value="0.00989211162331054" calcext:value-type="float">
            <text:p>0.0098921116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7])/[.H47]" office:value-type="float" office:value="0.019342020828694" calcext:value-type="float">
            <text:p>0.0193420208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8])/[.H48]" office:value-type="float" office:value="0.0415286545892544" calcext:value-type="float">
            <text:p>0.0415286546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49])/[.H49]" office:value-type="float" office:value="0.0758202404151104" calcext:value-type="float">
            <text:p>0.0758202404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50])/[.H50]" office:value-type="float" office:value="0.0970622132355324" calcext:value-type="float">
            <text:p>0.0970622132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51])/[.H51]" office:value-type="float" office:value="0.177099080129956" calcext:value-type="float">
            <text:p>0.1770990801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52])/[.H52]" office:value-type="float" office:value="0.225949567728487" calcext:value-type="float">
            <text:p>0.2259495677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53])/[.H53]" office:value-type="float" office:value="0.280224244468628" calcext:value-type="float">
            <text:p>0.2802242445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54])/[.H54]" office:value-type="float" office:value="0.319172151843214" calcext:value-type="float">
            <text:p>0.3191721518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formula="of:=(2*[.F55])/[.H55]" office:value-type="float" office:value="0.33384187476442" calcext:value-type="float">
            <text:p>0.3338418748</text:p>
          </table:table-cell>
          <table:table-cell table:number-columns-repeated="1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7:41:00.5733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04T17:32:06.769009000</dc:date>
    <meta:editing-duration>P1DT21H54M5S</meta:editing-duration>
    <meta:editing-cycles>7</meta:editing-cycles>
    <meta:generator>LibreOffice/5.1.0.3$MacOSX_X86_64 LibreOffice_project/5e3e00a007d9b3b6efb6797a8b8e57b51ab1f737</meta:generator>
    <meta:document-statistic meta:table-count="1" meta:cell-count="994" meta:object-count="0"/>
  </office:meta>
</office:document-meta>
</file>